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3.97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Φύλλο2" table:style-name="ta1">
        <table:table-column table:style-name="co2" table:number-columns-repeated="16384" table:default-cell-style-name="Default"/>
        <table:table-row table:style-name="ro2">
          <table:table-cell table:style-name="ce17" office:value-type="string" calcext:value-type="string">
            <text:p>2004_1</text:p>
          </table:table-cell>
          <table:table-cell table:style-name="ce17" office:value-type="string" calcext:value-type="string">
            <text:p>2004_2</text:p>
          </table:table-cell>
          <table:table-cell table:style-name="ce17" office:value-type="string" calcext:value-type="string">
            <text:p>2004_3</text:p>
          </table:table-cell>
          <table:table-cell table:style-name="ce17" office:value-type="string" calcext:value-type="string">
            <text:p>2004_4</text:p>
          </table:table-cell>
          <table:table-cell table:style-name="ce17" office:value-type="string" calcext:value-type="string">
            <text:p>2004_5</text:p>
          </table:table-cell>
          <table:table-cell table:style-name="ce17" office:value-type="string" calcext:value-type="string">
            <text:p>2004_6</text:p>
          </table:table-cell>
          <table:table-cell table:style-name="ce17" office:value-type="string" calcext:value-type="string">
            <text:p>2004_7</text:p>
          </table:table-cell>
          <table:table-cell table:style-name="ce17" office:value-type="string" calcext:value-type="string">
            <text:p>2004_8</text:p>
          </table:table-cell>
          <table:table-cell table:style-name="ce17" office:value-type="string" calcext:value-type="string">
            <text:p>2004_9</text:p>
          </table:table-cell>
          <table:table-cell table:style-name="ce17" office:value-type="string" calcext:value-type="string">
            <text:p>2004_10</text:p>
          </table:table-cell>
          <table:table-cell table:style-name="ce17" table:number-columns-repeated="16374"/>
        </table:table-row>
        <table:table-row table:style-name="ro2">
          <table:table-cell office:value-type="float" office:value="73.561" calcext:value-type="float">
            <text:p>73,561</text:p>
          </table:table-cell>
          <table:table-cell office:value-type="float" office:value="49.672" calcext:value-type="float">
            <text:p>49,672</text:p>
          </table:table-cell>
          <table:table-cell office:value-type="float" office:value="59.151" calcext:value-type="float">
            <text:p>59,151</text:p>
          </table:table-cell>
          <table:table-cell office:value-type="float" office:value="80.425" calcext:value-type="float">
            <text:p>80,425</text:p>
          </table:table-cell>
          <table:table-cell office:value-type="float" office:value="64.674" calcext:value-type="float">
            <text:p>64,674</text:p>
          </table:table-cell>
          <table:table-cell office:value-type="float" office:value="58.633" calcext:value-type="float">
            <text:p>58,633</text:p>
          </table:table-cell>
          <table:table-cell office:value-type="float" office:value="72.477" calcext:value-type="float">
            <text:p>72,477</text:p>
          </table:table-cell>
          <table:table-cell office:value-type="float" office:value="57.521" calcext:value-type="float">
            <text:p>57,521</text:p>
          </table:table-cell>
          <table:table-cell office:value-type="float" office:value="62.976" calcext:value-type="float">
            <text:p>62,976</text:p>
          </table:table-cell>
          <table:table-cell office:value-type="float" office:value="53.419" calcext:value-type="float">
            <text:p>53,419</text:p>
          </table:table-cell>
          <table:table-cell table:number-columns-repeated="16374"/>
        </table:table-row>
        <table:table-row table:style-name="ro2">
          <table:table-cell office:value-type="float" office:value="72.545" calcext:value-type="float">
            <text:p>72,545</text:p>
          </table:table-cell>
          <table:table-cell office:value-type="float" office:value="49.706" calcext:value-type="float">
            <text:p>49,706</text:p>
          </table:table-cell>
          <table:table-cell office:value-type="float" office:value="58.575" calcext:value-type="float">
            <text:p>58,575</text:p>
          </table:table-cell>
          <table:table-cell office:value-type="float" office:value="80.223" calcext:value-type="float">
            <text:p>80,223</text:p>
          </table:table-cell>
          <table:table-cell office:value-type="float" office:value="64.997" calcext:value-type="float">
            <text:p>64,997</text:p>
          </table:table-cell>
          <table:table-cell office:value-type="float" office:value="59.496" calcext:value-type="float">
            <text:p>59,496</text:p>
          </table:table-cell>
          <table:table-cell office:value-type="float" office:value="71.944" calcext:value-type="float">
            <text:p>71,944</text:p>
          </table:table-cell>
          <table:table-cell office:value-type="float" office:value="57.961" calcext:value-type="float">
            <text:p>57,961</text:p>
          </table:table-cell>
          <table:table-cell office:value-type="float" office:value="62.304" calcext:value-type="float">
            <text:p>62,304</text:p>
          </table:table-cell>
          <table:table-cell office:value-type="float" office:value="53.362" calcext:value-type="float">
            <text:p>53,362</text:p>
          </table:table-cell>
          <table:table-cell table:number-columns-repeated="16374"/>
        </table:table-row>
        <table:table-row table:style-name="ro2">
          <table:table-cell office:value-type="float" office:value="73.057" calcext:value-type="float">
            <text:p>73,057</text:p>
          </table:table-cell>
          <table:table-cell office:value-type="float" office:value="49.349" calcext:value-type="float">
            <text:p>49,349</text:p>
          </table:table-cell>
          <table:table-cell office:value-type="float" office:value="59.467" calcext:value-type="float">
            <text:p>59,467</text:p>
          </table:table-cell>
          <table:table-cell office:value-type="float" office:value="80.563" calcext:value-type="float">
            <text:p>80,563</text:p>
          </table:table-cell>
          <table:table-cell office:value-type="float" office:value="64.799" calcext:value-type="float">
            <text:p>64,799</text:p>
          </table:table-cell>
          <table:table-cell office:value-type="float" office:value="59.096" calcext:value-type="float">
            <text:p>59,096</text:p>
          </table:table-cell>
          <table:table-cell office:value-type="float" office:value="71.466" calcext:value-type="float">
            <text:p>71,466</text:p>
          </table:table-cell>
          <table:table-cell office:value-type="float" office:value="57.325" calcext:value-type="float">
            <text:p>57,325</text:p>
          </table:table-cell>
          <table:table-cell office:value-type="float" office:value="63.031" calcext:value-type="float">
            <text:p>63,031</text:p>
          </table:table-cell>
          <table:table-cell office:value-type="float" office:value="53.216" calcext:value-type="float">
            <text:p>53,216</text:p>
          </table:table-cell>
          <table:table-cell table:number-columns-repeated="16374"/>
        </table:table-row>
        <table:table-row table:style-name="ro2">
          <table:table-cell office:value-type="float" office:value="77.432" calcext:value-type="float">
            <text:p>77,432</text:p>
          </table:table-cell>
          <table:table-cell office:value-type="float" office:value="49.888" calcext:value-type="float">
            <text:p>49,888</text:p>
          </table:table-cell>
          <table:table-cell office:value-type="float" office:value="57.405" calcext:value-type="float">
            <text:p>57,405</text:p>
          </table:table-cell>
          <table:table-cell office:value-type="float" office:value="80.969" calcext:value-type="float">
            <text:p>80,969</text:p>
          </table:table-cell>
          <table:table-cell office:value-type="float" office:value="65.648" calcext:value-type="float">
            <text:p>65,648</text:p>
          </table:table-cell>
          <table:table-cell office:value-type="float" office:value="58.91" calcext:value-type="float">
            <text:p>58,91</text:p>
          </table:table-cell>
          <table:table-cell office:value-type="float" office:value="72.719" calcext:value-type="float">
            <text:p>72,719</text:p>
          </table:table-cell>
          <table:table-cell office:value-type="float" office:value="57.602" calcext:value-type="float">
            <text:p>57,602</text:p>
          </table:table-cell>
          <table:table-cell office:value-type="float" office:value="63.013" calcext:value-type="float">
            <text:p>63,013</text:p>
          </table:table-cell>
          <table:table-cell office:value-type="float" office:value="53.421" calcext:value-type="float">
            <text:p>53,421</text:p>
          </table:table-cell>
          <table:table-cell table:number-columns-repeated="16374"/>
        </table:table-row>
        <table:table-row table:style-name="ro2">
          <table:table-cell office:value-type="float" office:value="72.547" calcext:value-type="float">
            <text:p>72,547</text:p>
          </table:table-cell>
          <table:table-cell office:value-type="float" office:value="48.6197" calcext:value-type="float">
            <text:p>48,6197</text:p>
          </table:table-cell>
          <table:table-cell office:value-type="float" office:value="58.189" calcext:value-type="float">
            <text:p>58,189</text:p>
          </table:table-cell>
          <table:table-cell office:value-type="float" office:value="80.468" calcext:value-type="float">
            <text:p>80,468</text:p>
          </table:table-cell>
          <table:table-cell office:value-type="float" office:value="65.278" calcext:value-type="float">
            <text:p>65,278</text:p>
          </table:table-cell>
          <table:table-cell office:value-type="float" office:value="59.3" calcext:value-type="float">
            <text:p>59,3</text:p>
          </table:table-cell>
          <table:table-cell office:value-type="float" office:value="72.933" calcext:value-type="float">
            <text:p>72,933</text:p>
          </table:table-cell>
          <table:table-cell office:value-type="float" office:value="57.947" calcext:value-type="float">
            <text:p>57,947</text:p>
          </table:table-cell>
          <table:table-cell office:value-type="float" office:value="63.814" calcext:value-type="float">
            <text:p>63,814</text:p>
          </table:table-cell>
          <table:table-cell office:value-type="float" office:value="53.767" calcext:value-type="float">
            <text:p>53,767</text:p>
          </table:table-cell>
          <table:table-cell table:number-columns-repeated="16374"/>
        </table:table-row>
        <table:table-row table:style-name="ro2">
          <table:table-cell office:value-type="float" office:value="72.599" calcext:value-type="float">
            <text:p>72,599</text:p>
          </table:table-cell>
          <table:table-cell office:value-type="float" office:value="49.211" calcext:value-type="float">
            <text:p>49,211</text:p>
          </table:table-cell>
          <table:table-cell office:value-type="float" office:value="59.424" calcext:value-type="float">
            <text:p>59,424</text:p>
          </table:table-cell>
          <table:table-cell office:value-type="float" office:value="80.9395" calcext:value-type="float">
            <text:p>80,9395</text:p>
          </table:table-cell>
          <table:table-cell office:value-type="float" office:value="65.437" calcext:value-type="float">
            <text:p>65,437</text:p>
          </table:table-cell>
          <table:table-cell office:value-type="float" office:value="58.947" calcext:value-type="float">
            <text:p>58,947</text:p>
          </table:table-cell>
          <table:table-cell office:value-type="float" office:value="72.189" calcext:value-type="float">
            <text:p>72,189</text:p>
          </table:table-cell>
          <table:table-cell office:value-type="float" office:value="58.285" calcext:value-type="float">
            <text:p>58,285</text:p>
          </table:table-cell>
          <table:table-cell office:value-type="float" office:value="63.19" calcext:value-type="float">
            <text:p>63,19</text:p>
          </table:table-cell>
          <table:table-cell office:value-type="float" office:value="53.479" calcext:value-type="float">
            <text:p>53,479</text:p>
          </table:table-cell>
          <table:table-cell table:number-columns-repeated="16374"/>
        </table:table-row>
        <table:table-row table:style-name="ro2">
          <table:table-cell office:value-type="float" office:value="72.971" calcext:value-type="float">
            <text:p>72,971</text:p>
          </table:table-cell>
          <table:table-cell office:value-type="float" office:value="49.975" calcext:value-type="float">
            <text:p>49,975</text:p>
          </table:table-cell>
          <table:table-cell office:value-type="float" office:value="58.354" calcext:value-type="float">
            <text:p>58,354</text:p>
          </table:table-cell>
          <table:table-cell office:value-type="float" office:value="80.585" calcext:value-type="float">
            <text:p>80,585</text:p>
          </table:table-cell>
          <table:table-cell office:value-type="float" office:value="65.723" calcext:value-type="float">
            <text:p>65,723</text:p>
          </table:table-cell>
          <table:table-cell office:value-type="float" office:value="57.836" calcext:value-type="float">
            <text:p>57,836</text:p>
          </table:table-cell>
          <table:table-cell office:value-type="float" office:value="71.446" calcext:value-type="float">
            <text:p>71,446</text:p>
          </table:table-cell>
          <table:table-cell office:value-type="float" office:value="56.497" calcext:value-type="float">
            <text:p>56,497</text:p>
          </table:table-cell>
          <table:table-cell office:value-type="float" office:value="63.421" calcext:value-type="float">
            <text:p>63,421</text:p>
          </table:table-cell>
          <table:table-cell office:value-type="float" office:value="53.283" calcext:value-type="float">
            <text:p>53,283</text:p>
          </table:table-cell>
          <table:table-cell table:number-columns-repeated="16374"/>
        </table:table-row>
        <table:table-row table:style-name="ro2">
          <table:table-cell office:value-type="float" office:value="73.067" calcext:value-type="float">
            <text:p>73,067</text:p>
          </table:table-cell>
          <table:table-cell office:value-type="float" office:value="49.179" calcext:value-type="float">
            <text:p>49,179</text:p>
          </table:table-cell>
          <table:table-cell office:value-type="float" office:value="59.232" calcext:value-type="float">
            <text:p>59,232</text:p>
          </table:table-cell>
          <table:table-cell office:value-type="float" office:value="81.231" calcext:value-type="float">
            <text:p>81,231</text:p>
          </table:table-cell>
          <table:table-cell office:value-type="float" office:value="65.508" calcext:value-type="float">
            <text:p>65,508</text:p>
          </table:table-cell>
          <table:table-cell office:value-type="float" office:value="59.167" calcext:value-type="float">
            <text:p>59,167</text:p>
          </table:table-cell>
          <table:table-cell office:value-type="float" office:value="72.127" calcext:value-type="float">
            <text:p>72,127</text:p>
          </table:table-cell>
          <table:table-cell office:value-type="float" office:value="56.722" calcext:value-type="float">
            <text:p>56,722</text:p>
          </table:table-cell>
          <table:table-cell office:value-type="float" office:value="62.631" calcext:value-type="float">
            <text:p>62,631</text:p>
          </table:table-cell>
          <table:table-cell office:value-type="float" office:value="53.47" calcext:value-type="float">
            <text:p>53,47</text:p>
          </table:table-cell>
          <table:table-cell table:number-columns-repeated="16374"/>
        </table:table-row>
        <table:table-row table:style-name="ro2">
          <table:table-cell office:value-type="float" office:value="72.876" calcext:value-type="float">
            <text:p>72,876</text:p>
          </table:table-cell>
          <table:table-cell office:value-type="float" office:value="49.155" calcext:value-type="float">
            <text:p>49,155</text:p>
          </table:table-cell>
          <table:table-cell office:value-type="float" office:value="59.145" calcext:value-type="float">
            <text:p>59,145</text:p>
          </table:table-cell>
          <table:table-cell office:value-type="float" office:value="80.554" calcext:value-type="float">
            <text:p>80,554</text:p>
          </table:table-cell>
          <table:table-cell office:value-type="float" office:value="65.324" calcext:value-type="float">
            <text:p>65,324</text:p>
          </table:table-cell>
          <table:table-cell office:value-type="float" office:value="59.211" calcext:value-type="float">
            <text:p>59,211</text:p>
          </table:table-cell>
          <table:table-cell office:value-type="float" office:value="71.902" calcext:value-type="float">
            <text:p>71,902</text:p>
          </table:table-cell>
          <table:table-cell office:value-type="float" office:value="56.457" calcext:value-type="float">
            <text:p>56,457</text:p>
          </table:table-cell>
          <table:table-cell office:value-type="float" office:value="62.882" calcext:value-type="float">
            <text:p>62,882</text:p>
          </table:table-cell>
          <table:table-cell office:value-type="float" office:value="52.712" calcext:value-type="float">
            <text:p>52,712</text:p>
          </table:table-cell>
          <table:table-cell table:number-columns-repeated="16374"/>
        </table:table-row>
        <table:table-row table:style-name="ro2">
          <table:table-cell office:value-type="float" office:value="72.567" calcext:value-type="float">
            <text:p>72,567</text:p>
          </table:table-cell>
          <table:table-cell office:value-type="float" office:value="49.788" calcext:value-type="float">
            <text:p>49,788</text:p>
          </table:table-cell>
          <table:table-cell office:value-type="float" office:value="58.852" calcext:value-type="float">
            <text:p>58,852</text:p>
          </table:table-cell>
          <table:table-cell office:value-type="float" office:value="81.167" calcext:value-type="float">
            <text:p>81,167</text:p>
          </table:table-cell>
          <table:table-cell office:value-type="float" office:value="64.893" calcext:value-type="float">
            <text:p>64,893</text:p>
          </table:table-cell>
          <table:table-cell office:value-type="float" office:value="58.986" calcext:value-type="float">
            <text:p>58,986</text:p>
          </table:table-cell>
          <table:table-cell office:value-type="float" office:value="73.203" calcext:value-type="float">
            <text:p>73,203</text:p>
          </table:table-cell>
          <table:table-cell office:value-type="float" office:value="59.367" calcext:value-type="float">
            <text:p>59,367</text:p>
          </table:table-cell>
          <table:table-cell office:value-type="float" office:value="63.32" calcext:value-type="float">
            <text:p>63,32</text:p>
          </table:table-cell>
          <table:table-cell office:value-type="float" office:value="53.209" calcext:value-type="float">
            <text:p>53,209</text:p>
          </table:table-cell>
          <table:table-cell table:number-columns-repeated="16374"/>
        </table:table-row>
        <table:table-row table:style-name="ro4">
          <table:table-cell table:style-name="ce18" table:formula="of:=AVERAGE([.A2:.A11])" office:value-type="float" office:value="73.3222" calcext:value-type="float">
            <text:p>73,3222</text:p>
          </table:table-cell>
          <table:table-cell table:style-name="ce18" table:formula="of:=AVERAGE([.B2:.B11])" office:value-type="float" office:value="49.45427" calcext:value-type="float">
            <text:p>49,45427</text:p>
          </table:table-cell>
          <table:table-cell table:style-name="ce18" table:formula="of:=AVERAGE([.C2:.C11])" office:value-type="float" office:value="58.7794" calcext:value-type="float">
            <text:p>58,7794</text:p>
          </table:table-cell>
          <table:table-cell table:style-name="ce18" table:formula="of:=AVERAGE([.D2:.D11])" office:value-type="float" office:value="80.71245" calcext:value-type="float">
            <text:p>80,71245</text:p>
          </table:table-cell>
          <table:table-cell table:style-name="ce18" table:formula="of:=AVERAGE([.E2:.E11])" office:value-type="float" office:value="65.2281" calcext:value-type="float">
            <text:p>65,2281</text:p>
          </table:table-cell>
          <table:table-cell table:style-name="ce18" table:formula="of:=AVERAGE([.F2:.F11])" office:value-type="float" office:value="58.9582" calcext:value-type="float">
            <text:p>58,9582</text:p>
          </table:table-cell>
          <table:table-cell table:style-name="ce18" table:formula="of:=AVERAGE([.G2:.G11])" office:value-type="float" office:value="72.2406" calcext:value-type="float">
            <text:p>72,2406</text:p>
          </table:table-cell>
          <table:table-cell table:style-name="ce18" table:formula="of:=AVERAGE([.H2:.H11])" office:value-type="float" office:value="57.5684" calcext:value-type="float">
            <text:p>57,5684</text:p>
          </table:table-cell>
          <table:table-cell table:style-name="ce18" table:formula="of:=AVERAGE([.I2:.I11])" office:value-type="float" office:value="63.0582" calcext:value-type="float">
            <text:p>63,0582</text:p>
          </table:table-cell>
          <table:table-cell table:style-name="ce18" table:formula="of:=AVERAGE([.J2:.J11])" office:value-type="float" office:value="53.3338" calcext:value-type="float">
            <text:p>53,3338</text:p>
          </table:table-cell>
          <table:table-cell table:style-name="ce18" table:number-columns-repeated="16374"/>
        </table:table-row>
      </table:table>
      <table:table table:name="quake_2010" table:style-name="ta1">
        <table:table-column table:style-name="co5" table:default-cell-style-name="ce17"/>
        <table:table-column table:style-name="co2" table:number-columns-repeated="16383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/>
          <table:table-cell table:style-name="ce17" table:number-columns-repeated="16377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30.9" calcext:value-type="float">
            <text:p>230,9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196.65" calcext:value-type="float">
            <text:p>196,65</text:p>
          </table:table-cell>
          <table:table-cell office:value-type="float" office:value="206.92" calcext:value-type="float">
            <text:p>206,92</text:p>
          </table:table-cell>
          <table:table-cell office:value-type="float" office:value="203.64" calcext:value-type="float">
            <text:p>203,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46" calcext:value-type="float">
            <text:p>265,46</text:p>
          </table:table-cell>
          <table:table-cell office:value-type="float" office:value="179.61" calcext:value-type="float">
            <text:p>179,61</text:p>
          </table:table-cell>
          <table:table-cell office:value-type="float" office:value="170.23" calcext:value-type="float">
            <text:p>170,23</text:p>
          </table:table-cell>
          <table:table-cell office:value-type="float" office:value="181.73" calcext:value-type="float">
            <text:p>181,73</text:p>
          </table:table-cell>
          <table:table-cell office:value-type="float" office:value="183.03" calcext:value-type="float">
            <text:p>183,0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6.81" calcext:value-type="float">
            <text:p>246,81</text:p>
          </table:table-cell>
          <table:table-cell office:value-type="float" office:value="832.12" calcext:value-type="float">
            <text:p>832,12</text:p>
          </table:table-cell>
          <table:table-cell office:value-type="float" office:value="181.61" calcext:value-type="float">
            <text:p>181,61</text:p>
          </table:table-cell>
          <table:table-cell office:value-type="float" office:value="187.08" calcext:value-type="float">
            <text:p>187,08</text:p>
          </table:table-cell>
          <table:table-cell office:value-type="float" office:value="179.94" calcext:value-type="float">
            <text:p>179,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5.108" calcext:value-type="float">
            <text:p>175,108</text:p>
          </table:table-cell>
          <table:table-cell office:value-type="float" office:value="663.49" calcext:value-type="float">
            <text:p>663,49</text:p>
          </table:table-cell>
          <table:table-cell office:value-type="float" office:value="158.35" calcext:value-type="float">
            <text:p>158,35</text:p>
          </table:table-cell>
          <table:table-cell office:value-type="float" office:value="200.72" calcext:value-type="float">
            <text:p>200,72</text:p>
          </table:table-cell>
          <table:table-cell office:value-type="float" office:value="196.24" calcext:value-type="float">
            <text:p>196,2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9.65" calcext:value-type="float">
            <text:p>229,65</text:p>
          </table:table-cell>
          <table:table-cell office:value-type="float" office:value="163.68" calcext:value-type="float">
            <text:p>163,68</text:p>
          </table:table-cell>
          <table:table-cell office:value-type="float" office:value="164.53" calcext:value-type="float">
            <text:p>164,53</text:p>
          </table:table-cell>
          <table:table-cell office:value-type="float" office:value="169.95" calcext:value-type="float">
            <text:p>169,95</text:p>
          </table:table-cell>
          <table:table-cell office:value-type="float" office:value="165.79" calcext:value-type="float">
            <text:p>165,7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5.88" calcext:value-type="float">
            <text:p>195,88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188.09" calcext:value-type="float">
            <text:p>188,09</text:p>
          </table:table-cell>
          <table:table-cell office:value-type="float" office:value="189.73" calcext:value-type="float">
            <text:p>189,73</text:p>
          </table:table-cell>
          <table:table-cell office:value-type="float" office:value="187.75" calcext:value-type="float">
            <text:p>187,7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27" calcext:value-type="float">
            <text:p>218,27</text:p>
          </table:table-cell>
          <table:table-cell office:value-type="float" office:value="174.68" calcext:value-type="float">
            <text:p>174,68</text:p>
          </table:table-cell>
          <table:table-cell office:value-type="float" office:value="171.48" calcext:value-type="float">
            <text:p>171,48</text:p>
          </table:table-cell>
          <table:table-cell office:value-type="float" office:value="170.71" calcext:value-type="float">
            <text:p>170,71</text:p>
          </table:table-cell>
          <table:table-cell office:value-type="float" office:value="170.13" calcext:value-type="float">
            <text:p>170,1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22" calcext:value-type="float">
            <text:p>246,22</text:p>
          </table:table-cell>
          <table:table-cell office:value-type="float" office:value="915.01" calcext:value-type="float">
            <text:p>915,01</text:p>
          </table:table-cell>
          <table:table-cell office:value-type="float" office:value="171.31" calcext:value-type="float">
            <text:p>171,31</text:p>
          </table:table-cell>
          <table:table-cell office:value-type="float" office:value="171.4" calcext:value-type="float">
            <text:p>171,4</text:p>
          </table:table-cell>
          <table:table-cell office:value-type="float" office:value="171.89" calcext:value-type="float">
            <text:p>171,8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19" calcext:value-type="float">
            <text:p>189,19</text:p>
          </table:table-cell>
          <table:table-cell office:value-type="float" office:value="175.49" calcext:value-type="float">
            <text:p>175,49</text:p>
          </table:table-cell>
          <table:table-cell office:value-type="float" office:value="174.31" calcext:value-type="float">
            <text:p>174,31</text:p>
          </table:table-cell>
          <table:table-cell office:value-type="float" office:value="178.73" calcext:value-type="float">
            <text:p>178,73</text:p>
          </table:table-cell>
          <table:table-cell office:value-type="float" office:value="176.09" calcext:value-type="float">
            <text:p>176,0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5.91" calcext:value-type="float">
            <text:p>245,91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197.78" calcext:value-type="float">
            <text:p>197,78</text:p>
          </table:table-cell>
          <table:table-cell office:value-type="float" office:value="181.73" calcext:value-type="float">
            <text:p>181,73</text:p>
          </table:table-cell>
          <table:table-cell office:value-type="float" office:value="183.044" calcext:value-type="float">
            <text:p>183,0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7" table:formula="of:=AVERAGE([.B2:.B11])" office:value-type="float" office:value="224.3398" calcext:value-type="float">
            <text:p>224,3398</text:p>
          </table:table-cell>
          <table:table-cell table:style-name="ce17" table:formula="of:=AVERAGE([.C2:.C11])" office:value-type="float" office:value="751.2982" calcext:value-type="float">
            <text:p>751,2982</text:p>
          </table:table-cell>
          <table:table-cell table:style-name="ce17" table:formula="of:=AVERAGE([.D2:.D11])" office:value-type="float" office:value="177.434" calcext:value-type="float">
            <text:p>177,434</text:p>
          </table:table-cell>
          <table:table-cell table:style-name="ce17" table:formula="of:=AVERAGE([.E2:.E11])" office:value-type="float" office:value="183.87" calcext:value-type="float">
            <text:p>183,87</text:p>
          </table:table-cell>
          <table:table-cell table:style-name="ce17" table:formula="of:=AVERAGE([.F2:.F11])" office:value-type="float" office:value="181.7544" calcext:value-type="float">
            <text:p>181,7544</text:p>
          </table:table-cell>
          <table:table-cell table:number-columns-repeated="16378"/>
        </table:table-row>
        <table:table-row table:style-name="ro2">
          <table:table-cell/>
          <table:table-cell table:formula="of:=[.B12]/1017" office:value-type="float" office:value="0.220589773844641" calcext:value-type="float">
            <text:p>0,220589773844641</text:p>
          </table:table-cell>
          <table:table-cell table:formula="of:=[.C12]/1017" office:value-type="float" office:value="0.738739626352016" calcext:value-type="float">
            <text:p>0,738739626352016</text:p>
          </table:table-cell>
          <table:table-cell table:formula="of:=[.D12]/1017" office:value-type="float" office:value="0.174468043264503" calcext:value-type="float">
            <text:p>0,174468043264503</text:p>
          </table:table-cell>
          <table:table-cell table:formula="of:=[.E12]/1017" office:value-type="float" office:value="0.180796460176991" calcext:value-type="float">
            <text:p>0,180796460176991</text:p>
          </table:table-cell>
          <table:table-cell table:formula="of:=[.F12]/1017" office:value-type="float" office:value="0.178716224188791" calcext:value-type="float">
            <text:p>0,178716224188791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1.07" calcext:value-type="float">
            <text:p>221,07</text:p>
          </table:table-cell>
          <table:table-cell office:value-type="float" office:value="213.56" calcext:value-type="float">
            <text:p>213,56</text:p>
          </table:table-cell>
          <table:table-cell office:value-type="float" office:value="198.93" calcext:value-type="float">
            <text:p>198,93</text:p>
          </table:table-cell>
          <table:table-cell office:value-type="float" office:value="203.044" calcext:value-type="float">
            <text:p>203,044</text:p>
          </table:table-cell>
          <table:table-cell office:value-type="float" office:value="198.02" calcext:value-type="float">
            <text:p>198,0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4" calcext:value-type="float">
            <text:p>222,54</text:p>
          </table:table-cell>
          <table:table-cell office:value-type="float" office:value="353.92" calcext:value-type="float">
            <text:p>353,92</text:p>
          </table:table-cell>
          <table:table-cell office:value-type="float" office:value="201.78" calcext:value-type="float">
            <text:p>201,78</text:p>
          </table:table-cell>
          <table:table-cell office:value-type="float" office:value="204.56" calcext:value-type="float">
            <text:p>204,56</text:p>
          </table:table-cell>
          <table:table-cell office:value-type="float" office:value="202.15" calcext:value-type="float">
            <text:p>202,1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7.96" calcext:value-type="float">
            <text:p>197,96</text:p>
          </table:table-cell>
          <table:table-cell office:value-type="float" office:value="1169.83" calcext:value-type="float">
            <text:p>1169,83</text:p>
          </table:table-cell>
          <table:table-cell office:value-type="float" office:value="192.94" calcext:value-type="float">
            <text:p>192,94</text:p>
          </table:table-cell>
          <table:table-cell office:value-type="float" office:value="206.42" calcext:value-type="float">
            <text:p>206,42</text:p>
          </table:table-cell>
          <table:table-cell office:value-type="float" office:value="201.19" calcext:value-type="float">
            <text:p>201,1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91.05" calcext:value-type="float">
            <text:p>191,05</text:p>
          </table:table-cell>
          <table:table-cell office:value-type="float" office:value="180.78" calcext:value-type="float">
            <text:p>180,78</text:p>
          </table:table-cell>
          <table:table-cell office:value-type="float" office:value="180.58" calcext:value-type="float">
            <text:p>180,58</text:p>
          </table:table-cell>
          <table:table-cell office:value-type="float" office:value="189.38" calcext:value-type="float">
            <text:p>189,38</text:p>
          </table:table-cell>
          <table:table-cell office:value-type="float" office:value="179.61" calcext:value-type="float">
            <text:p>179,6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31" calcext:value-type="float">
            <text:p>199,31</text:p>
          </table:table-cell>
          <table:table-cell office:value-type="float" office:value="736.62" calcext:value-type="float">
            <text:p>736,62</text:p>
          </table:table-cell>
          <table:table-cell office:value-type="float" office:value="189.59" calcext:value-type="float">
            <text:p>189,59</text:p>
          </table:table-cell>
          <table:table-cell office:value-type="float" office:value="210.14" calcext:value-type="float">
            <text:p>210,14</text:p>
          </table:table-cell>
          <table:table-cell office:value-type="float" office:value="210.64" calcext:value-type="float">
            <text:p>210,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7.8" calcext:value-type="float">
            <text:p>247,8</text:p>
          </table:table-cell>
          <table:table-cell office:value-type="float" office:value="234.07" calcext:value-type="float">
            <text:p>234,07</text:p>
          </table:table-cell>
          <table:table-cell office:value-type="float" office:value="234.86" calcext:value-type="float">
            <text:p>234,86</text:p>
          </table:table-cell>
          <table:table-cell office:value-type="float" office:value="241.23" calcext:value-type="float">
            <text:p>241,23</text:p>
          </table:table-cell>
          <table:table-cell office:value-type="float" office:value="244.44" calcext:value-type="float">
            <text:p>244,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39" calcext:value-type="float">
            <text:p>223,39</text:p>
          </table:table-cell>
          <table:table-cell office:value-type="float" office:value="224.07" calcext:value-type="float">
            <text:p>224,07</text:p>
          </table:table-cell>
          <table:table-cell office:value-type="float" office:value="212.26" calcext:value-type="float">
            <text:p>212,26</text:p>
          </table:table-cell>
          <table:table-cell office:value-type="float" office:value="210.58" calcext:value-type="float">
            <text:p>210,58</text:p>
          </table:table-cell>
          <table:table-cell office:value-type="float" office:value="210.64" calcext:value-type="float">
            <text:p>210,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4" calcext:value-type="float">
            <text:p>219,04</text:p>
          </table:table-cell>
          <table:table-cell office:value-type="float" office:value="214.76" calcext:value-type="float">
            <text:p>214,76</text:p>
          </table:table-cell>
          <table:table-cell office:value-type="float" office:value="212.68" calcext:value-type="float">
            <text:p>212,68</text:p>
          </table:table-cell>
          <table:table-cell office:value-type="float" office:value="213.96" calcext:value-type="float">
            <text:p>213,96</text:p>
          </table:table-cell>
          <table:table-cell office:value-type="float" office:value="214.35" calcext:value-type="float">
            <text:p>214,3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6" calcext:value-type="float">
            <text:p>212,96</text:p>
          </table:table-cell>
          <table:table-cell office:value-type="float" office:value="206.98" calcext:value-type="float">
            <text:p>206,98</text:p>
          </table:table-cell>
          <table:table-cell office:value-type="float" office:value="203.16" calcext:value-type="float">
            <text:p>203,16</text:p>
          </table:table-cell>
          <table:table-cell office:value-type="float" office:value="201.57" calcext:value-type="float">
            <text:p>201,57</text:p>
          </table:table-cell>
          <table:table-cell office:value-type="float" office:value="199.43" calcext:value-type="float">
            <text:p>199,4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96" calcext:value-type="float">
            <text:p>203,96</text:p>
          </table:table-cell>
          <table:table-cell office:value-type="float" office:value="2059.51" calcext:value-type="float">
            <text:p>2059,51</text:p>
          </table:table-cell>
          <table:table-cell office:value-type="float" office:value="196.52" calcext:value-type="float">
            <text:p>196,52</text:p>
          </table:table-cell>
          <table:table-cell office:value-type="float" office:value="181.73" calcext:value-type="float">
            <text:p>181,73</text:p>
          </table:table-cell>
          <table:table-cell office:value-type="float" office:value="183.03" calcext:value-type="float">
            <text:p>183,0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7" table:formula="of:=AVERAGE([.B16:.B25])" office:value-type="float" office:value="213.908" calcext:value-type="float">
            <text:p>213,908</text:p>
          </table:table-cell>
          <table:table-cell table:style-name="ce17" table:formula="of:=AVERAGE([.C16:.C25])" office:value-type="float" office:value="559.41" calcext:value-type="float">
            <text:p>559,41</text:p>
          </table:table-cell>
          <table:table-cell table:style-name="ce17" table:formula="of:=AVERAGE([.D16:.D25])" office:value-type="float" office:value="202.33" calcext:value-type="float">
            <text:p>202,33</text:p>
          </table:table-cell>
          <table:table-cell table:style-name="ce17" table:formula="of:=AVERAGE([.E16:.E25])" office:value-type="float" office:value="206.2614" calcext:value-type="float">
            <text:p>206,2614</text:p>
          </table:table-cell>
          <table:table-cell table:style-name="ce17" table:formula="of:=AVERAGE([.F16:.F25])" office:value-type="float" office:value="204.35" calcext:value-type="float">
            <text:p>204,35</text:p>
          </table:table-cell>
          <table:table-cell table:number-columns-repeated="16378"/>
        </table:table-row>
        <table:table-row table:style-name="ro2">
          <table:table-cell/>
          <table:table-cell table:formula="of:=[.B26]/1146" office:value-type="float" office:value="0.186656195462478" calcext:value-type="float">
            <text:p>0,186656195462478</text:p>
          </table:table-cell>
          <table:table-cell table:formula="of:=[.C26]/1146" office:value-type="float" office:value="0.488141361256545" calcext:value-type="float">
            <text:p>0,488141361256545</text:p>
          </table:table-cell>
          <table:table-cell table:formula="of:=[.D26]/1146" office:value-type="float" office:value="0.176553228621291" calcext:value-type="float">
            <text:p>0,176553228621291</text:p>
          </table:table-cell>
          <table:table-cell table:formula="of:=[.E26]/1146" office:value-type="float" office:value="0.179983769633508" calcext:value-type="float">
            <text:p>0,179983769633508</text:p>
          </table:table-cell>
          <table:table-cell table:formula="of:=[.F26]/1146" office:value-type="float" office:value="0.178315881326353" calcext:value-type="float">
            <text:p>0,178315881326353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312.5" calcext:value-type="float">
            <text:p>312,5</text:p>
          </table:table-cell>
          <table:table-cell office:value-type="float" office:value="208.35" calcext:value-type="float">
            <text:p>208,35</text:p>
          </table:table-cell>
          <table:table-cell office:value-type="float" office:value="535.26" calcext:value-type="float">
            <text:p>535,26</text:p>
          </table:table-cell>
          <table:table-cell office:value-type="float" office:value="233.32" calcext:value-type="float">
            <text:p>233,3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2634.03" calcext:value-type="float">
            <text:p>2634,03</text:p>
          </table:table-cell>
          <table:table-cell office:value-type="float" office:value="220.86" calcext:value-type="float">
            <text:p>220,86</text:p>
          </table:table-cell>
          <table:table-cell office:value-type="float" office:value="263.61" calcext:value-type="float">
            <text:p>263,61</text:p>
          </table:table-cell>
          <table:table-cell office:value-type="float" office:value="244.103" calcext:value-type="float">
            <text:p>244,10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1550.081" calcext:value-type="float">
            <text:p>1550,081</text:p>
          </table:table-cell>
          <table:table-cell office:value-type="float" office:value="245.08" calcext:value-type="float">
            <text:p>245,08</text:p>
          </table:table-cell>
          <table:table-cell office:value-type="float" office:value="276.33" calcext:value-type="float">
            <text:p>276,33</text:p>
          </table:table-cell>
          <table:table-cell office:value-type="float" office:value="243.98" calcext:value-type="float">
            <text:p>243,9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329.45" calcext:value-type="float">
            <text:p>329,45</text:p>
          </table:table-cell>
          <table:table-cell office:value-type="float" office:value="225.83" calcext:value-type="float">
            <text:p>225,83</text:p>
          </table:table-cell>
          <table:table-cell office:value-type="float" office:value="222.67" calcext:value-type="float">
            <text:p>222,67</text:p>
          </table:table-cell>
          <table:table-cell office:value-type="float" office:value="219.84" calcext:value-type="float">
            <text:p>219,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311.739" calcext:value-type="float">
            <text:p>311,739</text:p>
          </table:table-cell>
          <table:table-cell office:value-type="float" office:value="259.11" calcext:value-type="float">
            <text:p>259,11</text:p>
          </table:table-cell>
          <table:table-cell office:value-type="float" office:value="258.14" calcext:value-type="float">
            <text:p>258,14</text:p>
          </table:table-cell>
          <table:table-cell office:value-type="float" office:value="257.23" calcext:value-type="float">
            <text:p>257,2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466.611" calcext:value-type="float">
            <text:p>466,611</text:p>
          </table:table-cell>
          <table:table-cell office:value-type="float" office:value="216.19" calcext:value-type="float">
            <text:p>216,19</text:p>
          </table:table-cell>
          <table:table-cell office:value-type="float" office:value="471.894" calcext:value-type="float">
            <text:p>471,894</text:p>
          </table:table-cell>
          <table:table-cell office:value-type="float" office:value="227.74" calcext:value-type="float">
            <text:p>227,7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463.501" calcext:value-type="float">
            <text:p>463,501</text:p>
          </table:table-cell>
          <table:table-cell office:value-type="float" office:value="209.93" calcext:value-type="float">
            <text:p>209,93</text:p>
          </table:table-cell>
          <table:table-cell office:value-type="float" office:value="239.28" calcext:value-type="float">
            <text:p>239,28</text:p>
          </table:table-cell>
          <table:table-cell office:value-type="float" office:value="210.94" calcext:value-type="float">
            <text:p>210,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1311.58" calcext:value-type="float">
            <text:p>1311,58</text:p>
          </table:table-cell>
          <table:table-cell office:value-type="float" office:value="230.85" calcext:value-type="float">
            <text:p>230,85</text:p>
          </table:table-cell>
          <table:table-cell office:value-type="float" office:value="251.33" calcext:value-type="float">
            <text:p>251,33</text:p>
          </table:table-cell>
          <table:table-cell office:value-type="float" office:value="235.19" calcext:value-type="float">
            <text:p>235,1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226.77" calcext:value-type="float">
            <text:p>226,77</text:p>
          </table:table-cell>
          <table:table-cell office:value-type="float" office:value="212.58" calcext:value-type="float">
            <text:p>212,58</text:p>
          </table:table-cell>
          <table:table-cell office:value-type="float" office:value="209.79" calcext:value-type="float">
            <text:p>209,79</text:p>
          </table:table-cell>
          <table:table-cell office:value-type="float" office:value="208.64" calcext:value-type="float">
            <text:p>208,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224.204" calcext:value-type="float">
            <text:p>224,204</text:p>
          </table:table-cell>
          <table:table-cell office:value-type="float" office:value="223.7" calcext:value-type="float">
            <text:p>223,7</text:p>
          </table:table-cell>
          <table:table-cell office:value-type="float" office:value="263.73" calcext:value-type="float">
            <text:p>263,73</text:p>
          </table:table-cell>
          <table:table-cell office:value-type="float" office:value="229.94" calcext:value-type="float">
            <text:p>229,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7" table:formula="of:=AVERAGE([.B30:.B39])" office:value-type="float" office:value="241.733" calcext:value-type="float">
            <text:p>241,733</text:p>
          </table:table-cell>
          <table:table-cell table:style-name="ce17" table:formula="of:=AVERAGE([.C30:.C39])" office:value-type="float" office:value="783.0466" calcext:value-type="float">
            <text:p>783,0466</text:p>
          </table:table-cell>
          <table:table-cell table:style-name="ce17" table:formula="of:=AVERAGE([.D30:.D39])" office:value-type="float" office:value="225.248" calcext:value-type="float">
            <text:p>225,248</text:p>
          </table:table-cell>
          <table:table-cell table:style-name="ce17" table:formula="of:=AVERAGE([.E30:.E39])" office:value-type="float" office:value="299.2034" calcext:value-type="float">
            <text:p>299,2034</text:p>
          </table:table-cell>
          <table:table-cell table:style-name="ce17" table:formula="of:=AVERAGE([.F30:.F39])" office:value-type="float" office:value="231.0923" calcext:value-type="float">
            <text:p>231,0923</text:p>
          </table:table-cell>
          <table:table-cell table:number-columns-repeated="16378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598202139037433" calcext:value-type="float">
            <text:p>0,598202139037433</text:p>
          </table:table-cell>
          <table:table-cell table:formula="of:=[.D40]/1309" office:value-type="float" office:value="0.172076394194041" calcext:value-type="float">
            <text:p>0,172076394194041</text:p>
          </table:table-cell>
          <table:table-cell table:formula="of:=[.E40]/1309" office:value-type="float" office:value="0.228574025974026" calcext:value-type="float">
            <text:p>0,228574025974026</text:p>
          </table:table-cell>
          <table:table-cell table:formula="of:=[.F40]/1309" office:value-type="float" office:value="0.176541100076394" calcext:value-type="float">
            <text:p>0,176541100076394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284.33" calcext:value-type="float">
            <text:p>284,33</text:p>
          </table:table-cell>
          <table:table-cell office:value-type="float" office:value="280.46" calcext:value-type="float">
            <text:p>280,46</text:p>
          </table:table-cell>
          <table:table-cell office:value-type="float" office:value="285.75" calcext:value-type="float">
            <text:p>285,75</text:p>
          </table:table-cell>
          <table:table-cell office:value-type="float" office:value="285.11" calcext:value-type="float">
            <text:p>285,1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295.68" calcext:value-type="float">
            <text:p>295,68</text:p>
          </table:table-cell>
          <table:table-cell office:value-type="float" office:value="295.998" calcext:value-type="float">
            <text:p>295,998</text:p>
          </table:table-cell>
          <table:table-cell office:value-type="float" office:value="353.75" calcext:value-type="float">
            <text:p>353,75</text:p>
          </table:table-cell>
          <table:table-cell office:value-type="float" office:value="299.35" calcext:value-type="float">
            <text:p>299,3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762.742" calcext:value-type="float">
            <text:p>762,742</text:p>
          </table:table-cell>
          <table:table-cell office:value-type="float" office:value="250.79" calcext:value-type="float">
            <text:p>250,79</text:p>
          </table:table-cell>
          <table:table-cell office:value-type="float" office:value="318.48" calcext:value-type="float">
            <text:p>318,48</text:p>
          </table:table-cell>
          <table:table-cell office:value-type="float" office:value="250.34" calcext:value-type="float">
            <text:p>250,3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829.826" calcext:value-type="float">
            <text:p>829,826</text:p>
          </table:table-cell>
          <table:table-cell office:value-type="float" office:value="317.62" calcext:value-type="float">
            <text:p>317,62</text:p>
          </table:table-cell>
          <table:table-cell office:value-type="float" office:value="348.3" calcext:value-type="float">
            <text:p>348,3</text:p>
          </table:table-cell>
          <table:table-cell office:value-type="float" office:value="328.85" calcext:value-type="float">
            <text:p>328,8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341.56" calcext:value-type="float">
            <text:p>341,56</text:p>
          </table:table-cell>
          <table:table-cell office:value-type="float" office:value="312.51" calcext:value-type="float">
            <text:p>312,51</text:p>
          </table:table-cell>
          <table:table-cell office:value-type="float" office:value="308.27" calcext:value-type="float">
            <text:p>308,27</text:p>
          </table:table-cell>
          <table:table-cell office:value-type="float" office:value="306.35" calcext:value-type="float">
            <text:p>306,3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272.46" calcext:value-type="float">
            <text:p>272,46</text:p>
          </table:table-cell>
          <table:table-cell office:value-type="float" office:value="272.759" calcext:value-type="float">
            <text:p>272,759</text:p>
          </table:table-cell>
          <table:table-cell office:value-type="float" office:value="278.73" calcext:value-type="float">
            <text:p>278,73</text:p>
          </table:table-cell>
          <table:table-cell office:value-type="float" office:value="279.65" calcext:value-type="float">
            <text:p>279,6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2574.43" calcext:value-type="float">
            <text:p>2574,43</text:p>
          </table:table-cell>
          <table:table-cell office:value-type="float" office:value="286.55" calcext:value-type="float">
            <text:p>286,55</text:p>
          </table:table-cell>
          <table:table-cell office:value-type="float" office:value="340.38" calcext:value-type="float">
            <text:p>340,38</text:p>
          </table:table-cell>
          <table:table-cell office:value-type="float" office:value="293.26" calcext:value-type="float">
            <text:p>293,2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278.15" calcext:value-type="float">
            <text:p>278,15</text:p>
          </table:table-cell>
          <table:table-cell office:value-type="float" office:value="281.42" calcext:value-type="float">
            <text:p>281,42</text:p>
          </table:table-cell>
          <table:table-cell office:value-type="float" office:value="285.22" calcext:value-type="float">
            <text:p>285,22</text:p>
          </table:table-cell>
          <table:table-cell office:value-type="float" office:value="277.97" calcext:value-type="float">
            <text:p>277,9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585.15" calcext:value-type="float">
            <text:p>585,15</text:p>
          </table:table-cell>
          <table:table-cell office:value-type="float" office:value="288.8" calcext:value-type="float">
            <text:p>288,8</text:p>
          </table:table-cell>
          <table:table-cell office:value-type="float" office:value="291.04" calcext:value-type="float">
            <text:p>291,04</text:p>
          </table:table-cell>
          <table:table-cell office:value-type="float" office:value="286.57" calcext:value-type="float">
            <text:p>286,5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287.217" calcext:value-type="float">
            <text:p>287,217</text:p>
          </table:table-cell>
          <table:table-cell office:value-type="float" office:value="284.02" calcext:value-type="float">
            <text:p>284,02</text:p>
          </table:table-cell>
          <table:table-cell office:value-type="float" office:value="274.25" calcext:value-type="float">
            <text:p>274,25</text:p>
          </table:table-cell>
          <table:table-cell office:value-type="float" office:value="272.12" calcext:value-type="float">
            <text:p>272,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608)</text:p>
          </table:table-cell>
          <table:table-cell table:style-name="ce17" table:formula="of:=AVERAGE([.B44:.B53])" office:value-type="float" office:value="306.9523" calcext:value-type="float">
            <text:p>306,9523</text:p>
          </table:table-cell>
          <table:table-cell table:style-name="ce17" table:formula="of:=AVERAGE([.C44:.C53])" office:value-type="float" office:value="651.1545" calcext:value-type="float">
            <text:p>651,1545</text:p>
          </table:table-cell>
          <table:table-cell table:style-name="ce17" table:formula="of:=AVERAGE([.D44:.D53])" office:value-type="float" office:value="287.0927" calcext:value-type="float">
            <text:p>287,0927</text:p>
          </table:table-cell>
          <table:table-cell table:style-name="ce17" table:formula="of:=AVERAGE([.E44:.E53])" office:value-type="float" office:value="308.417" calcext:value-type="float">
            <text:p>308,417</text:p>
          </table:table-cell>
          <table:table-cell table:style-name="ce17" table:formula="of:=AVERAGE([.F44:.F53])" office:value-type="float" office:value="287.957" calcext:value-type="float">
            <text:p>287,957</text:p>
          </table:table-cell>
          <table:table-cell table:number-columns-repeated="16378"/>
        </table:table-row>
        <table:table-row table:style-name="ro2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404946828358209" calcext:value-type="float">
            <text:p>0,404946828358209</text:p>
          </table:table-cell>
          <table:table-cell table:formula="of:=[.D54]/1608" office:value-type="float" office:value="0.178540236318408" calcext:value-type="float">
            <text:p>0,178540236318408</text:p>
          </table:table-cell>
          <table:table-cell table:formula="of:=[.E54]/1608" office:value-type="float" office:value="0.191801616915423" calcext:value-type="float">
            <text:p>0,191801616915423</text:p>
          </table:table-cell>
          <table:table-cell table:formula="of:=[.F54]/1608" office:value-type="float" office:value="0.179077736318408" calcext:value-type="float">
            <text:p>0,179077736318408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305.62" calcext:value-type="float">
            <text:p>305,62</text:p>
          </table:table-cell>
          <table:table-cell office:value-type="float" office:value="326.98" calcext:value-type="float">
            <text:p>326,98</text:p>
          </table:table-cell>
          <table:table-cell office:value-type="float" office:value="293.78" calcext:value-type="float">
            <text:p>293,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903.54" calcext:value-type="float">
            <text:p>903,54</text:p>
          </table:table-cell>
          <table:table-cell office:value-type="float" office:value="314.18" calcext:value-type="float">
            <text:p>314,18</text:p>
          </table:table-cell>
          <table:table-cell office:value-type="float" office:value="311.57" calcext:value-type="float">
            <text:p>311,57</text:p>
          </table:table-cell>
          <table:table-cell office:value-type="float" office:value="302.15" calcext:value-type="float">
            <text:p>302,1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353.62" calcext:value-type="float">
            <text:p>353,62</text:p>
          </table:table-cell>
          <table:table-cell office:value-type="float" office:value="299.14" calcext:value-type="float">
            <text:p>299,14</text:p>
          </table:table-cell>
          <table:table-cell office:value-type="float" office:value="313.89" calcext:value-type="float">
            <text:p>313,89</text:p>
          </table:table-cell>
          <table:table-cell office:value-type="float" office:value="299.39" calcext:value-type="float">
            <text:p>299,3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float" office:value="373.88" calcext:value-type="float">
            <text:p>373,88</text:p>
          </table:table-cell>
          <table:table-cell office:value-type="float" office:value="278.901" calcext:value-type="float">
            <text:p>278,901</text:p>
          </table:table-cell>
          <table:table-cell office:value-type="float" office:value="279.93" calcext:value-type="float">
            <text:p>279,93</text:p>
          </table:table-cell>
          <table:table-cell office:value-type="float" office:value="281.4" calcext:value-type="float">
            <text:p>281,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float" office:value="957.043" calcext:value-type="float">
            <text:p>957,043</text:p>
          </table:table-cell>
          <table:table-cell office:value-type="float" office:value="312.64" calcext:value-type="float">
            <text:p>312,64</text:p>
          </table:table-cell>
          <table:table-cell office:value-type="float" office:value="319.32" calcext:value-type="float">
            <text:p>319,32</text:p>
          </table:table-cell>
          <table:table-cell office:value-type="float" office:value="311.71" calcext:value-type="float">
            <text:p>311,7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float" office:value="289.02" calcext:value-type="float">
            <text:p>289,02</text:p>
          </table:table-cell>
          <table:table-cell office:value-type="float" office:value="285.401" calcext:value-type="float">
            <text:p>285,40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float" office:value="430.93" calcext:value-type="float">
            <text:p>430,93</text:p>
          </table:table-cell>
          <table:table-cell office:value-type="float" office:value="276.78" calcext:value-type="float">
            <text:p>276,7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float" office:value="1124.67" calcext:value-type="float">
            <text:p>1124,67</text:p>
          </table:table-cell>
          <table:table-cell office:value-type="float" office:value="265.68" calcext:value-type="float">
            <text:p>265,6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float" office:value="319.22" calcext:value-type="float">
            <text:p>319,22</text:p>
          </table:table-cell>
          <table:table-cell office:value-type="float" office:value="301.201" calcext:value-type="float">
            <text:p>301,20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float" office:value="2242.43" calcext:value-type="float">
            <text:p>2242,43</text:p>
          </table:table-cell>
          <table:table-cell office:value-type="float" office:value="271.36" calcext:value-type="float">
            <text:p>271,3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629)</text:p>
          </table:table-cell>
          <table:table-cell table:style-name="ce17" table:formula="of:=AVERAGE([.B58:.B67])" office:value-type="float" office:value="576.5148" calcext:value-type="float">
            <text:p>576,5148</text:p>
          </table:table-cell>
          <table:table-cell table:style-name="ce17" table:formula="of:=AVERAGE([.C58:.C67])" office:value-type="float" office:value="832.5613" calcext:value-type="float">
            <text:p>832,5613</text:p>
          </table:table-cell>
          <table:table-cell table:style-name="ce17" table:formula="of:=AVERAGE([.D58:.D67])" office:value-type="float" office:value="291.0903" calcext:value-type="float">
            <text:p>291,0903</text:p>
          </table:table-cell>
          <table:table-cell table:style-name="ce17" table:formula="of:=AVERAGE([.E58:.E67])" office:value-type="float" office:value="310.338" calcext:value-type="float">
            <text:p>310,338</text:p>
          </table:table-cell>
          <table:table-cell table:style-name="ce17" table:formula="of:=AVERAGE([.F58:.F67])" office:value-type="float" office:value="297.686" calcext:value-type="float">
            <text:p>297,686</text:p>
          </table:table-cell>
          <table:table-cell table:number-columns-repeated="16378"/>
        </table:table-row>
        <table:table-row table:style-name="ro2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511087354205034" calcext:value-type="float">
            <text:p>0,511087354205034</text:p>
          </table:table-cell>
          <table:table-cell table:formula="of:=[.D68]/1629" office:value-type="float" office:value="0.178692633517495" calcext:value-type="float">
            <text:p>0,178692633517495</text:p>
          </table:table-cell>
          <table:table-cell table:formula="of:=[.E68]/1629" office:value-type="float" office:value="0.190508287292818" calcext:value-type="float">
            <text:p>0,190508287292818</text:p>
          </table:table-cell>
          <table:table-cell table:formula="of:=[.F68]/1629" office:value-type="float" office:value="0.182741559238797" calcext:value-type="float">
            <text:p>0,182741559238797</text:p>
          </table:table-cell>
          <table:table-cell table:number-columns-repeated="16378"/>
        </table:table-row>
        <table:table-row table:style-name="ro2" table:number-rows-repeated="104850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quake2004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10_1</text:p>
          </table:table-cell>
          <table:table-cell office:value-type="float" office:value="78.599" calcext:value-type="float">
            <text:p>78,599</text:p>
          </table:table-cell>
          <table:table-cell office:value-type="float" office:value="79.47" calcext:value-type="float">
            <text:p>79,47</text:p>
          </table:table-cell>
          <table:table-cell office:value-type="float" office:value="73.49" calcext:value-type="float">
            <text:p>73,49</text:p>
          </table:table-cell>
          <table:table-cell office:value-type="float" office:value="57.17" calcext:value-type="float">
            <text:p>57,17</text:p>
          </table:table-cell>
          <table:table-cell office:value-type="float" office:value="52.08" calcext:value-type="float">
            <text:p>52,08</text:p>
          </table:table-cell>
        </table:table-row>
        <table:table-row table:style-name="ro2">
          <table:table-cell office:value-type="string" calcext:value-type="string">
            <text:p>Quake_2004_10_2</text:p>
          </table:table-cell>
          <table:table-cell office:value-type="float" office:value="62.711" calcext:value-type="float">
            <text:p>62,711</text:p>
          </table:table-cell>
          <table:table-cell office:value-type="float" office:value="4243.64" calcext:value-type="float">
            <text:p>4243,64</text:p>
          </table:table-cell>
          <table:table-cell office:value-type="float" office:value="49.59" calcext:value-type="float">
            <text:p>49,59</text:p>
          </table:table-cell>
          <table:table-cell office:value-type="float" office:value="84.16" calcext:value-type="float">
            <text:p>84,16</text:p>
          </table:table-cell>
          <table:table-cell office:value-type="float" office:value="180.14" calcext:value-type="float">
            <text:p>180,14</text:p>
          </table:table-cell>
        </table:table-row>
        <table:table-row table:style-name="ro2">
          <table:table-cell office:value-type="string" calcext:value-type="string">
            <text:p>Quake_2004_10_3</text:p>
          </table:table-cell>
          <table:table-cell office:value-type="float" office:value="70.568" calcext:value-type="float">
            <text:p>70,568</text:p>
          </table:table-cell>
          <table:table-cell office:value-type="float" office:value="865.19" calcext:value-type="float">
            <text:p>865,19</text:p>
          </table:table-cell>
          <table:table-cell office:value-type="float" office:value="59.37" calcext:value-type="float">
            <text:p>59,37</text:p>
          </table:table-cell>
          <table:table-cell office:value-type="float" office:value="72.37" calcext:value-type="float">
            <text:p>72,37</text:p>
          </table:table-cell>
          <table:table-cell office:value-type="float" office:value="74.62" calcext:value-type="float">
            <text:p>74,62</text:p>
          </table:table-cell>
        </table:table-row>
        <table:table-row table:style-name="ro2">
          <table:table-cell office:value-type="string" calcext:value-type="string">
            <text:p>Quake_2004_10_4</text:p>
          </table:table-cell>
          <table:table-cell office:value-type="float" office:value="99.323" calcext:value-type="float">
            <text:p>99,323</text:p>
          </table:table-cell>
          <table:table-cell office:value-type="float" office:value="915.703" calcext:value-type="float">
            <text:p>915,703</text:p>
          </table:table-cell>
          <table:table-cell office:value-type="float" office:value="80.59" calcext:value-type="float">
            <text:p>80,59</text:p>
          </table:table-cell>
          <table:table-cell office:value-type="float" office:value="60.71" calcext:value-type="float">
            <text:p>60,71</text:p>
          </table:table-cell>
          <table:table-cell office:value-type="float" office:value="56.86" calcext:value-type="float">
            <text:p>56,86</text:p>
          </table:table-cell>
        </table:table-row>
        <table:table-row table:style-name="ro2">
          <table:table-cell office:value-type="string" calcext:value-type="string">
            <text:p>Quake_2004_10_5</text:p>
          </table:table-cell>
          <table:table-cell office:value-type="float" office:value="72.558" calcext:value-type="float">
            <text:p>72,558</text:p>
          </table:table-cell>
          <table:table-cell office:value-type="float" office:value="150.139" calcext:value-type="float">
            <text:p>150,139</text:p>
          </table:table-cell>
          <table:table-cell office:value-type="float" office:value="62.49" calcext:value-type="float">
            <text:p>62,49</text:p>
          </table:table-cell>
          <table:table-cell office:value-type="float" office:value="62.41" calcext:value-type="float">
            <text:p>62,41</text:p>
          </table:table-cell>
          <table:table-cell office:value-type="float" office:value="358.059" calcext:value-type="float">
            <text:p>358,059</text:p>
          </table:table-cell>
        </table:table-row>
        <table:table-row table:style-name="ro2">
          <table:table-cell office:value-type="string" calcext:value-type="string">
            <text:p>Quake_2004_10_6</text:p>
          </table:table-cell>
          <table:table-cell office:value-type="float" office:value="93.193" calcext:value-type="float">
            <text:p>93,193</text:p>
          </table:table-cell>
          <table:table-cell office:value-type="float" office:value="1265.672" calcext:value-type="float">
            <text:p>1265,672</text:p>
          </table:table-cell>
          <table:table-cell office:value-type="float" office:value="59.67" calcext:value-type="float">
            <text:p>59,67</text:p>
          </table:table-cell>
          <table:table-cell office:value-type="float" office:value="125.75" calcext:value-type="float">
            <text:p>125,75</text:p>
          </table:table-cell>
          <table:table-cell office:value-type="float" office:value="101.62" calcext:value-type="float">
            <text:p>101,62</text:p>
          </table:table-cell>
        </table:table-row>
        <table:table-row table:style-name="ro2">
          <table:table-cell office:value-type="string" calcext:value-type="string">
            <text:p>Quake_2004_10_7</text:p>
          </table:table-cell>
          <table:table-cell office:value-type="float" office:value="79.843" calcext:value-type="float">
            <text:p>79,843</text:p>
          </table:table-cell>
          <table:table-cell office:value-type="float" office:value="385.217" calcext:value-type="float">
            <text:p>385,217</text:p>
          </table:table-cell>
          <table:table-cell office:value-type="float" office:value="73.15" calcext:value-type="float">
            <text:p>73,15</text:p>
          </table:table-cell>
          <table:table-cell office:value-type="float" office:value="126.06" calcext:value-type="float">
            <text:p>126,06</text:p>
          </table:table-cell>
          <table:table-cell office:value-type="float" office:value="74.89" calcext:value-type="float">
            <text:p>74,89</text:p>
          </table:table-cell>
        </table:table-row>
        <table:table-row table:style-name="ro2">
          <table:table-cell office:value-type="string" calcext:value-type="string">
            <text:p>Quake_2004_10_8</text:p>
          </table:table-cell>
          <table:table-cell office:value-type="float" office:value="61.235" calcext:value-type="float">
            <text:p>61,235</text:p>
          </table:table-cell>
          <table:table-cell office:value-type="float" office:value="66.318" calcext:value-type="float">
            <text:p>66,318</text:p>
          </table:table-cell>
          <table:table-cell office:value-type="float" office:value="58.001" calcext:value-type="float">
            <text:p>58,001</text:p>
          </table:table-cell>
          <table:table-cell office:value-type="float" office:value="65.03" calcext:value-type="float">
            <text:p>65,03</text:p>
          </table:table-cell>
          <table:table-cell office:value-type="float" office:value="58.74" calcext:value-type="float">
            <text:p>58,74</text:p>
          </table:table-cell>
        </table:table-row>
        <table:table-row table:style-name="ro2">
          <table:table-cell office:value-type="string" calcext:value-type="string">
            <text:p>Quake_2004_10_9</text:p>
          </table:table-cell>
          <table:table-cell office:value-type="float" office:value="71.326" calcext:value-type="float">
            <text:p>71,326</text:p>
          </table:table-cell>
          <table:table-cell office:value-type="float" office:value="64.584" calcext:value-type="float">
            <text:p>64,584</text:p>
          </table:table-cell>
          <table:table-cell office:value-type="float" office:value="63.59" calcext:value-type="float">
            <text:p>63,59</text:p>
          </table:table-cell>
          <table:table-cell office:value-type="float" office:value="98.85" calcext:value-type="float">
            <text:p>98,85</text:p>
          </table:table-cell>
          <table:table-cell office:value-type="float" office:value="62.73" calcext:value-type="float">
            <text:p>62,73</text:p>
          </table:table-cell>
        </table:table-row>
        <table:table-row table:style-name="ro2">
          <table:table-cell office:value-type="string" calcext:value-type="string">
            <text:p>Quake_2004_10_10</text:p>
          </table:table-cell>
          <table:table-cell office:value-type="float" office:value="64.139" calcext:value-type="float">
            <text:p>64,139</text:p>
          </table:table-cell>
          <table:table-cell office:value-type="float" office:value="183.79" calcext:value-type="float">
            <text:p>183,79</text:p>
          </table:table-cell>
          <table:table-cell office:value-type="float" office:value="53.602" calcext:value-type="float">
            <text:p>53,602</text:p>
          </table:table-cell>
          <table:table-cell office:value-type="float" office:value="81.48" calcext:value-type="float">
            <text:p>81,48</text:p>
          </table:table-cell>
          <table:table-cell office:value-type="float" office:value="52.396" calcext:value-type="float">
            <text:p>52,396</text:p>
          </table:table-cell>
        </table:table-row>
        <table:table-row table:style-name="ro2">
          <table:table-cell office:value-type="string" calcext:value-type="string">
            <text:p>DIVIDE(392)</text:p>
          </table:table-cell>
          <table:table-cell table:style-name="ce17" table:formula="of:=AVERAGE([.B2:.B11])" office:value-type="float" office:value="75.3495" calcext:value-type="float">
            <text:p>75,3495</text:p>
          </table:table-cell>
          <table:table-cell table:style-name="ce17" table:formula="of:=AVERAGE([.C2:.C11])" office:value-type="float" office:value="821.9723" calcext:value-type="float">
            <text:p>821,9723</text:p>
          </table:table-cell>
          <table:table-cell table:style-name="ce17" table:formula="of:=AVERAGE([.D2:.D11])" office:value-type="float" office:value="63.3543" calcext:value-type="float">
            <text:p>63,3543</text:p>
          </table:table-cell>
          <table:table-cell table:style-name="ce17" table:formula="of:=AVERAGE([.E2:.E11])" office:value-type="float" office:value="83.399" calcext:value-type="float">
            <text:p>83,399</text:p>
          </table:table-cell>
          <table:table-cell table:style-name="ce17" table:formula="of:=AVERAGE([.F2:.F11])" office:value-type="float" office:value="107.2135" calcext:value-type="float">
            <text:p>107,2135</text:p>
          </table:table-cell>
        </table:table-row>
        <table:table-row table:style-name="ro2">
          <table:table-cell/>
          <table:table-cell table:formula="of:=[.B12]/392" office:value-type="float" office:value="0.192218112244898" calcext:value-type="float">
            <text:p>0,192218112244898</text:p>
          </table:table-cell>
          <table:table-cell table:formula="of:=[.C12]/392" office:value-type="float" office:value="2.0968681122449" calcext:value-type="float">
            <text:p>2,0968681122449</text:p>
          </table:table-cell>
          <table:table-cell table:formula="of:=[.D12]/392" office:value-type="float" office:value="0.161618112244898" calcext:value-type="float">
            <text:p>0,161618112244898</text:p>
          </table:table-cell>
          <table:table-cell table:formula="of:=[.E12]/392" office:value-type="float" office:value="0.212752551020408" calcext:value-type="float">
            <text:p>0,212752551020408</text:p>
          </table:table-cell>
          <table:table-cell table:formula="of:=[.F12]/392" office:value-type="float" office:value="0.273503826530612" calcext:value-type="float">
            <text:p>0,273503826530612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25_1</text:p>
          </table:table-cell>
          <table:table-cell office:value-type="float" office:value="87.035" calcext:value-type="float">
            <text:p>87,035</text:p>
          </table:table-cell>
          <table:table-cell office:value-type="float" office:value="88.999" calcext:value-type="float">
            <text:p>88,999</text:p>
          </table:table-cell>
          <table:table-cell office:value-type="float" office:value="83.504" calcext:value-type="float">
            <text:p>83,504</text:p>
          </table:table-cell>
          <table:table-cell office:value-type="float" office:value="84.48" calcext:value-type="float">
            <text:p>84,48</text:p>
          </table:table-cell>
          <table:table-cell office:value-type="float" office:value="83.67" calcext:value-type="float">
            <text:p>83,67</text:p>
          </table:table-cell>
        </table:table-row>
        <table:table-row table:style-name="ro2">
          <table:table-cell office:value-type="string" calcext:value-type="string">
            <text:p>Quake_2004_25_2</text:p>
          </table:table-cell>
          <table:table-cell office:value-type="float" office:value="129.535" calcext:value-type="float">
            <text:p>129,535</text:p>
          </table:table-cell>
          <table:table-cell office:value-type="float" office:value="497.771" calcext:value-type="float">
            <text:p>497,771</text:p>
          </table:table-cell>
          <table:table-cell office:value-type="float" office:value="93.92" calcext:value-type="float">
            <text:p>93,92</text:p>
          </table:table-cell>
          <table:table-cell office:value-type="float" office:value="95.27" calcext:value-type="float">
            <text:p>95,27</text:p>
          </table:table-cell>
          <table:table-cell office:value-type="float" office:value="91.77" calcext:value-type="float">
            <text:p>91,77</text:p>
          </table:table-cell>
        </table:table-row>
        <table:table-row table:style-name="ro2">
          <table:table-cell office:value-type="string" calcext:value-type="string">
            <text:p>Quake_2004_25_3</text:p>
          </table:table-cell>
          <table:table-cell office:value-type="float" office:value="96.869" calcext:value-type="float">
            <text:p>96,869</text:p>
          </table:table-cell>
          <table:table-cell office:value-type="float" office:value="970.47" calcext:value-type="float">
            <text:p>970,47</text:p>
          </table:table-cell>
          <table:table-cell office:value-type="float" office:value="68.05" calcext:value-type="float">
            <text:p>68,05</text:p>
          </table:table-cell>
          <table:table-cell office:value-type="float" office:value="67.29" calcext:value-type="float">
            <text:p>67,29</text:p>
          </table:table-cell>
          <table:table-cell office:value-type="float" office:value="67.74" calcext:value-type="float">
            <text:p>67,74</text:p>
          </table:table-cell>
        </table:table-row>
        <table:table-row table:style-name="ro2">
          <table:table-cell office:value-type="string" calcext:value-type="string">
            <text:p>Quake_2004_25_4</text:p>
          </table:table-cell>
          <table:table-cell office:value-type="float" office:value="85.39" calcext:value-type="float">
            <text:p>85,39</text:p>
          </table:table-cell>
          <table:table-cell office:value-type="float" office:value="324.118" calcext:value-type="float">
            <text:p>324,118</text:p>
          </table:table-cell>
          <table:table-cell office:value-type="float" office:value="77.59" calcext:value-type="float">
            <text:p>77,59</text:p>
          </table:table-cell>
          <table:table-cell office:value-type="float" office:value="76.9" calcext:value-type="float">
            <text:p>76,9</text:p>
          </table:table-cell>
          <table:table-cell office:value-type="float" office:value="74.73" calcext:value-type="float">
            <text:p>74,73</text:p>
          </table:table-cell>
        </table:table-row>
        <table:table-row table:style-name="ro2">
          <table:table-cell office:value-type="string" calcext:value-type="string">
            <text:p>Quake_2004_25_5</text:p>
          </table:table-cell>
          <table:table-cell office:value-type="float" office:value="99.2" calcext:value-type="float">
            <text:p>99,2</text:p>
          </table:table-cell>
          <table:table-cell office:value-type="float" office:value="113.436" calcext:value-type="float">
            <text:p>113,436</text:p>
          </table:table-cell>
          <table:table-cell office:value-type="float" office:value="77.59" calcext:value-type="float">
            <text:p>77,59</text:p>
          </table:table-cell>
          <table:table-cell office:value-type="float" office:value="79.31" calcext:value-type="float">
            <text:p>79,31</text:p>
          </table:table-cell>
          <table:table-cell office:value-type="float" office:value="68.37" calcext:value-type="float">
            <text:p>68,37</text:p>
          </table:table-cell>
        </table:table-row>
        <table:table-row table:style-name="ro2">
          <table:table-cell office:value-type="string" calcext:value-type="string">
            <text:p>Quake_2004_25_6</text:p>
          </table:table-cell>
          <table:table-cell office:value-type="float" office:value="103.93" calcext:value-type="float">
            <text:p>103,93</text:p>
          </table:table-cell>
          <table:table-cell office:value-type="float" office:value="1082.722" calcext:value-type="float">
            <text:p>1082,722</text:p>
          </table:table-cell>
          <table:table-cell office:value-type="float" office:value="79.757" calcext:value-type="float">
            <text:p>79,757</text:p>
          </table:table-cell>
          <table:table-cell office:value-type="float" office:value="78.27" calcext:value-type="float">
            <text:p>78,27</text:p>
          </table:table-cell>
          <table:table-cell office:value-type="float" office:value="81.98" calcext:value-type="float">
            <text:p>81,98</text:p>
          </table:table-cell>
        </table:table-row>
        <table:table-row table:style-name="ro2">
          <table:table-cell office:value-type="string" calcext:value-type="string">
            <text:p>Quake_2004_25_7</text:p>
          </table:table-cell>
          <table:table-cell office:value-type="float" office:value="90.06" calcext:value-type="float">
            <text:p>90,06</text:p>
          </table:table-cell>
          <table:table-cell office:value-type="float" office:value="73.795" calcext:value-type="float">
            <text:p>73,795</text:p>
          </table:table-cell>
          <table:table-cell office:value-type="float" office:value="74.913" calcext:value-type="float">
            <text:p>74,913</text:p>
          </table:table-cell>
          <table:table-cell office:value-type="float" office:value="77.49" calcext:value-type="float">
            <text:p>77,49</text:p>
          </table:table-cell>
          <table:table-cell office:value-type="float" office:value="82.37" calcext:value-type="float">
            <text:p>82,37</text:p>
          </table:table-cell>
        </table:table-row>
        <table:table-row table:style-name="ro2">
          <table:table-cell office:value-type="string" calcext:value-type="string">
            <text:p>Quake_2004_25_8</text:p>
          </table:table-cell>
          <table:table-cell office:value-type="float" office:value="117.75" calcext:value-type="float">
            <text:p>117,75</text:p>
          </table:table-cell>
          <table:table-cell office:value-type="float" office:value="1134.993" calcext:value-type="float">
            <text:p>1134,993</text:p>
          </table:table-cell>
          <table:table-cell office:value-type="float" office:value="82.522" calcext:value-type="float">
            <text:p>82,522</text:p>
          </table:table-cell>
          <table:table-cell office:value-type="float" office:value="81.47" calcext:value-type="float">
            <text:p>81,47</text:p>
          </table:table-cell>
          <table:table-cell office:value-type="float" office:value="80.31" calcext:value-type="float">
            <text:p>80,31</text:p>
          </table:table-cell>
        </table:table-row>
        <table:table-row table:style-name="ro2">
          <table:table-cell office:value-type="string" calcext:value-type="string">
            <text:p>Quake_2004_25_9</text:p>
          </table:table-cell>
          <table:table-cell office:value-type="float" office:value="114.91" calcext:value-type="float">
            <text:p>114,91</text:p>
          </table:table-cell>
          <table:table-cell office:value-type="float" office:value="88.342" calcext:value-type="float">
            <text:p>88,342</text:p>
          </table:table-cell>
          <table:table-cell office:value-type="float" office:value="88.717" calcext:value-type="float">
            <text:p>88,717</text:p>
          </table:table-cell>
          <table:table-cell office:value-type="float" office:value="86.41" calcext:value-type="float">
            <text:p>86,41</text:p>
          </table:table-cell>
          <table:table-cell office:value-type="float" office:value="84.37" calcext:value-type="float">
            <text:p>84,37</text:p>
          </table:table-cell>
        </table:table-row>
        <table:table-row table:style-name="ro2">
          <table:table-cell office:value-type="string" calcext:value-type="string">
            <text:p>Quake_2004_25_10</text:p>
          </table:table-cell>
          <table:table-cell office:value-type="float" office:value="107.72" calcext:value-type="float">
            <text:p>107,72</text:p>
          </table:table-cell>
          <table:table-cell office:value-type="float" office:value="306.145" calcext:value-type="float">
            <text:p>306,145</text:p>
          </table:table-cell>
          <table:table-cell office:value-type="float" office:value="86.179" calcext:value-type="float">
            <text:p>86,179</text:p>
          </table:table-cell>
          <table:table-cell office:value-type="float" office:value="88.77" calcext:value-type="float">
            <text:p>88,77</text:p>
          </table:table-cell>
          <table:table-cell office:value-type="float" office:value="90.87" calcext:value-type="float">
            <text:p>90,87</text:p>
          </table:table-cell>
        </table:table-row>
        <table:table-row table:style-name="ro2">
          <table:table-cell office:value-type="string" calcext:value-type="string">
            <text:p>DIVIDE(478)</text:p>
          </table:table-cell>
          <table:table-cell table:style-name="ce17" table:formula="of:=AVERAGE([.B16:.B25])" office:value-type="float" office:value="103.2399" calcext:value-type="float">
            <text:p>103,2399</text:p>
          </table:table-cell>
          <table:table-cell table:style-name="ce17" table:formula="of:=AVERAGE([.C16:.C25])" office:value-type="float" office:value="468.0791" calcext:value-type="float">
            <text:p>468,0791</text:p>
          </table:table-cell>
          <table:table-cell table:style-name="ce17" table:formula="of:=AVERAGE([.D16:.D25])" office:value-type="float" office:value="81.2742" calcext:value-type="float">
            <text:p>81,2742</text:p>
          </table:table-cell>
          <table:table-cell table:style-name="ce17" table:formula="of:=AVERAGE([.E16:.E25])" office:value-type="float" office:value="81.566" calcext:value-type="float">
            <text:p>81,566</text:p>
          </table:table-cell>
          <table:table-cell table:style-name="ce17" table:formula="of:=AVERAGE([.F16:.F25])" office:value-type="float" office:value="80.618" calcext:value-type="float">
            <text:p>80,618</text:p>
          </table:table-cell>
        </table:table-row>
        <table:table-row table:style-name="ro2">
          <table:table-cell/>
          <table:table-cell table:formula="of:=[.B26]/478" office:value-type="float" office:value="0.215983054393305" calcext:value-type="float">
            <text:p>0,215983054393305</text:p>
          </table:table-cell>
          <table:table-cell table:formula="of:=[.C26]/478" office:value-type="float" office:value="0.979244979079498" calcext:value-type="float">
            <text:p>0,979244979079498</text:p>
          </table:table-cell>
          <table:table-cell table:formula="of:=[.D26]/478" office:value-type="float" office:value="0.170029707112971" calcext:value-type="float">
            <text:p>0,170029707112971</text:p>
          </table:table-cell>
          <table:table-cell table:formula="of:=[.E26]/478" office:value-type="float" office:value="0.170640167364017" calcext:value-type="float">
            <text:p>0,170640167364017</text:p>
          </table:table-cell>
          <table:table-cell table:formula="of:=[.F26]/478" office:value-type="float" office:value="0.16865690376569" calcext:value-type="float">
            <text:p>0,1686569037656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50_1</text:p>
          </table:table-cell>
          <table:table-cell office:value-type="float" office:value="115.39" calcext:value-type="float">
            <text:p>115,39</text:p>
          </table:table-cell>
          <table:table-cell office:value-type="float" office:value="109.9" calcext:value-type="float">
            <text:p>109,9</text:p>
          </table:table-cell>
          <table:table-cell office:value-type="float" office:value="112.713" calcext:value-type="float">
            <text:p>112,713</text:p>
          </table:table-cell>
          <table:table-cell office:value-type="float" office:value="113.297" calcext:value-type="float">
            <text:p>113,297</text:p>
          </table:table-cell>
          <table:table-cell office:value-type="float" office:value="197.02" calcext:value-type="float">
            <text:p>197,02</text:p>
          </table:table-cell>
        </table:table-row>
        <table:table-row table:style-name="ro2">
          <table:table-cell office:value-type="string" calcext:value-type="string">
            <text:p>Quake_2004_50_2</text:p>
          </table:table-cell>
          <table:table-cell office:value-type="float" office:value="104.58" calcext:value-type="float">
            <text:p>104,58</text:p>
          </table:table-cell>
          <table:table-cell office:value-type="float" office:value="92.013" calcext:value-type="float">
            <text:p>92,013</text:p>
          </table:table-cell>
          <table:table-cell office:value-type="float" office:value="89.969" calcext:value-type="float">
            <text:p>89,969</text:p>
          </table:table-cell>
          <table:table-cell office:value-type="float" office:value="94.24" calcext:value-type="float">
            <text:p>94,24</text:p>
          </table:table-cell>
          <table:table-cell office:value-type="float" office:value="102.995" calcext:value-type="float">
            <text:p>102,995</text:p>
          </table:table-cell>
        </table:table-row>
        <table:table-row table:style-name="ro2">
          <table:table-cell office:value-type="string" calcext:value-type="string">
            <text:p>Quake_2004_50_3</text:p>
          </table:table-cell>
          <table:table-cell office:value-type="float" office:value="91.82" calcext:value-type="float">
            <text:p>91,82</text:p>
          </table:table-cell>
          <table:table-cell office:value-type="float" office:value="201.795" calcext:value-type="float">
            <text:p>201,795</text:p>
          </table:table-cell>
          <table:table-cell office:value-type="float" office:value="90.418" calcext:value-type="float">
            <text:p>90,418</text:p>
          </table:table-cell>
          <table:table-cell office:value-type="float" office:value="86.008" calcext:value-type="float">
            <text:p>86,008</text:p>
          </table:table-cell>
          <table:table-cell office:value-type="float" office:value="85.777" calcext:value-type="float">
            <text:p>85,777</text:p>
          </table:table-cell>
        </table:table-row>
        <table:table-row table:style-name="ro2">
          <table:table-cell office:value-type="string" calcext:value-type="string">
            <text:p>Quake_2004_50_4</text:p>
          </table:table-cell>
          <table:table-cell office:value-type="float" office:value="103.29" calcext:value-type="float">
            <text:p>103,29</text:p>
          </table:table-cell>
          <table:table-cell office:value-type="float" office:value="441" calcext:value-type="float">
            <text:p>441</text:p>
          </table:table-cell>
          <table:table-cell office:value-type="float" office:value="100.435" calcext:value-type="float">
            <text:p>100,435</text:p>
          </table:table-cell>
          <table:table-cell office:value-type="float" office:value="101.12" calcext:value-type="float">
            <text:p>101,12</text:p>
          </table:table-cell>
          <table:table-cell office:value-type="float" office:value="100.2" calcext:value-type="float">
            <text:p>100,2</text:p>
          </table:table-cell>
        </table:table-row>
        <table:table-row table:style-name="ro2">
          <table:table-cell office:value-type="string" calcext:value-type="string">
            <text:p>Quake_2004_50_5</text:p>
          </table:table-cell>
          <table:table-cell office:value-type="float" office:value="109.75" calcext:value-type="float">
            <text:p>109,75</text:p>
          </table:table-cell>
          <table:table-cell office:value-type="float" office:value="3884.214" calcext:value-type="float">
            <text:p>3884,214</text:p>
          </table:table-cell>
          <table:table-cell office:value-type="float" office:value="97.334" calcext:value-type="float">
            <text:p>97,334</text:p>
          </table:table-cell>
          <table:table-cell office:value-type="float" office:value="203.15" calcext:value-type="float">
            <text:p>203,15</text:p>
          </table:table-cell>
          <table:table-cell office:value-type="float" office:value="98.65" calcext:value-type="float">
            <text:p>98,65</text:p>
          </table:table-cell>
        </table:table-row>
        <table:table-row table:style-name="ro2">
          <table:table-cell office:value-type="string" calcext:value-type="string">
            <text:p>Quake_2004_50_6</text:p>
          </table:table-cell>
          <table:table-cell office:value-type="float" office:value="145.81" calcext:value-type="float">
            <text:p>145,81</text:p>
          </table:table-cell>
          <table:table-cell office:value-type="float" office:value="1097.511" calcext:value-type="float">
            <text:p>1097,511</text:p>
          </table:table-cell>
          <table:table-cell office:value-type="float" office:value="132.568" calcext:value-type="float">
            <text:p>132,568</text:p>
          </table:table-cell>
          <table:table-cell office:value-type="float" office:value="280.68" calcext:value-type="float">
            <text:p>280,68</text:p>
          </table:table-cell>
          <table:table-cell office:value-type="float" office:value="128.38" calcext:value-type="float">
            <text:p>128,38</text:p>
          </table:table-cell>
        </table:table-row>
        <table:table-row table:style-name="ro2">
          <table:table-cell office:value-type="string" calcext:value-type="string">
            <text:p>Quake_2004_50_7</text:p>
          </table:table-cell>
          <table:table-cell office:value-type="float" office:value="101.61" calcext:value-type="float">
            <text:p>101,61</text:p>
          </table:table-cell>
          <table:table-cell office:value-type="float" office:value="883.474" calcext:value-type="float">
            <text:p>883,474</text:p>
          </table:table-cell>
          <table:table-cell office:value-type="float" office:value="97.669" calcext:value-type="float">
            <text:p>97,669</text:p>
          </table:table-cell>
          <table:table-cell office:value-type="float" office:value="94.63" calcext:value-type="float">
            <text:p>94,63</text:p>
          </table:table-cell>
          <table:table-cell office:value-type="float" office:value="93.699" calcext:value-type="float">
            <text:p>93,699</text:p>
          </table:table-cell>
        </table:table-row>
        <table:table-row table:style-name="ro2">
          <table:table-cell office:value-type="string" calcext:value-type="string">
            <text:p>Quake_2004_50_8</text:p>
          </table:table-cell>
          <table:table-cell office:value-type="float" office:value="109.82" calcext:value-type="float">
            <text:p>109,82</text:p>
          </table:table-cell>
          <table:table-cell office:value-type="float" office:value="104.631" calcext:value-type="float">
            <text:p>104,631</text:p>
          </table:table-cell>
          <table:table-cell office:value-type="float" office:value="106.01" calcext:value-type="float">
            <text:p>106,01</text:p>
          </table:table-cell>
          <table:table-cell office:value-type="float" office:value="104.14" calcext:value-type="float">
            <text:p>104,14</text:p>
          </table:table-cell>
          <table:table-cell office:value-type="float" office:value="101.56" calcext:value-type="float">
            <text:p>101,56</text:p>
          </table:table-cell>
        </table:table-row>
        <table:table-row table:style-name="ro2">
          <table:table-cell office:value-type="string" calcext:value-type="string">
            <text:p>Quake_2004_50_9</text:p>
          </table:table-cell>
          <table:table-cell office:value-type="float" office:value="112.35" calcext:value-type="float">
            <text:p>112,35</text:p>
          </table:table-cell>
          <table:table-cell office:value-type="float" office:value="1463.396" calcext:value-type="float">
            <text:p>1463,396</text:p>
          </table:table-cell>
          <table:table-cell office:value-type="float" office:value="105.135" calcext:value-type="float">
            <text:p>105,135</text:p>
          </table:table-cell>
          <table:table-cell office:value-type="float" office:value="104.33" calcext:value-type="float">
            <text:p>104,33</text:p>
          </table:table-cell>
          <table:table-cell office:value-type="float" office:value="102.81" calcext:value-type="float">
            <text:p>102,81</text:p>
          </table:table-cell>
        </table:table-row>
        <table:table-row table:style-name="ro2">
          <table:table-cell office:value-type="string" calcext:value-type="string">
            <text:p>Quake_2004_50_10</text:p>
          </table:table-cell>
          <table:table-cell office:value-type="float" office:value="109.58" calcext:value-type="float">
            <text:p>109,58</text:p>
          </table:table-cell>
          <table:table-cell office:value-type="float" office:value="101.693" calcext:value-type="float">
            <text:p>101,693</text:p>
          </table:table-cell>
          <table:table-cell office:value-type="float" office:value="98.916" calcext:value-type="float">
            <text:p>98,916</text:p>
          </table:table-cell>
          <table:table-cell office:value-type="float" office:value="98.406" calcext:value-type="float">
            <text:p>98,406</text:p>
          </table:table-cell>
          <table:table-cell office:value-type="float" office:value="94.481" calcext:value-type="float">
            <text:p>94,481</text:p>
          </table:table-cell>
        </table:table-row>
        <table:table-row table:style-name="ro2">
          <table:table-cell office:value-type="string" calcext:value-type="string">
            <text:p>DIVIDE(620)</text:p>
          </table:table-cell>
          <table:table-cell table:style-name="ce17" table:formula="of:=AVERAGE([.B30:.B39])" office:value-type="float" office:value="110.4" calcext:value-type="float">
            <text:p>110,4</text:p>
          </table:table-cell>
          <table:table-cell table:style-name="ce17" table:formula="of:=AVERAGE([.C30:.C39])" office:value-type="float" office:value="837.9627" calcext:value-type="float">
            <text:p>837,9627</text:p>
          </table:table-cell>
          <table:table-cell table:style-name="ce17" table:formula="of:=AVERAGE([.D30:.D39])" office:value-type="float" office:value="103.1167" calcext:value-type="float">
            <text:p>103,1167</text:p>
          </table:table-cell>
          <table:table-cell table:style-name="ce17" table:formula="of:=AVERAGE([.E30:.E39])" office:value-type="float" office:value="128.0001" calcext:value-type="float">
            <text:p>128,0001</text:p>
          </table:table-cell>
          <table:table-cell table:style-name="ce17" table:formula="of:=AVERAGE([.F30:.F39])" office:value-type="float" office:value="110.5572" calcext:value-type="float">
            <text:p>110,5572</text:p>
          </table:table-cell>
        </table:table-row>
        <table:table-row table:style-name="ro2">
          <table:table-cell/>
          <table:table-cell table:formula="of:=[.B40]/620" office:value-type="float" office:value="0.178064516129032" calcext:value-type="float">
            <text:p>0,178064516129032</text:p>
          </table:table-cell>
          <table:table-cell table:formula="of:=[.C40]/620" office:value-type="float" office:value="1.35155274193548" calcext:value-type="float">
            <text:p>1,35155274193548</text:p>
          </table:table-cell>
          <table:table-cell table:formula="of:=[.D40]/620" office:value-type="float" office:value="0.166317258064516" calcext:value-type="float">
            <text:p>0,166317258064516</text:p>
          </table:table-cell>
          <table:table-cell table:formula="of:=[.E40]/620" office:value-type="float" office:value="0.206451774193548" calcext:value-type="float">
            <text:p>0,206451774193548</text:p>
          </table:table-cell>
          <table:table-cell table:formula="of:=[.F40]/620" office:value-type="float" office:value="0.178318064516129" calcext:value-type="float">
            <text:p>0,17831806451612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100_1</text:p>
          </table:table-cell>
          <table:table-cell office:value-type="float" office:value="165.89" calcext:value-type="float">
            <text:p>165,89</text:p>
          </table:table-cell>
          <table:table-cell office:value-type="float" office:value="450.525" calcext:value-type="float">
            <text:p>450,525</text:p>
          </table:table-cell>
          <table:table-cell office:value-type="float" office:value="163.665" calcext:value-type="float">
            <text:p>163,665</text:p>
          </table:table-cell>
          <table:table-cell office:value-type="float" office:value="178.18" calcext:value-type="float">
            <text:p>178,18</text:p>
          </table:table-cell>
          <table:table-cell office:value-type="float" office:value="162.54" calcext:value-type="float">
            <text:p>162,54</text:p>
          </table:table-cell>
        </table:table-row>
        <table:table-row table:style-name="ro2">
          <table:table-cell office:value-type="string" calcext:value-type="string">
            <text:p>Quake_2004_100_2</text:p>
          </table:table-cell>
          <table:table-cell office:value-type="float" office:value="158.01" calcext:value-type="float">
            <text:p>158,01</text:p>
          </table:table-cell>
          <table:table-cell office:value-type="float" office:value="453.684" calcext:value-type="float">
            <text:p>453,684</text:p>
          </table:table-cell>
          <table:table-cell office:value-type="float" office:value="149.887" calcext:value-type="float">
            <text:p>149,887</text:p>
          </table:table-cell>
          <table:table-cell office:value-type="float" office:value="155.85" calcext:value-type="float">
            <text:p>155,85</text:p>
          </table:table-cell>
          <table:table-cell office:value-type="float" office:value="148.96" calcext:value-type="float">
            <text:p>148,96</text:p>
          </table:table-cell>
        </table:table-row>
        <table:table-row table:style-name="ro2">
          <table:table-cell office:value-type="string" calcext:value-type="string">
            <text:p>Quake_2004_100_3</text:p>
          </table:table-cell>
          <table:table-cell office:value-type="float" office:value="146.43" calcext:value-type="float">
            <text:p>146,43</text:p>
          </table:table-cell>
          <table:table-cell office:value-type="float" office:value="502.636" calcext:value-type="float">
            <text:p>502,636</text:p>
          </table:table-cell>
          <table:table-cell office:value-type="float" office:value="134.663" calcext:value-type="float">
            <text:p>134,663</text:p>
          </table:table-cell>
          <table:table-cell office:value-type="float" office:value="128.44" calcext:value-type="float">
            <text:p>128,44</text:p>
          </table:table-cell>
          <table:table-cell office:value-type="float" office:value="127.49" calcext:value-type="float">
            <text:p>127,49</text:p>
          </table:table-cell>
        </table:table-row>
        <table:table-row table:style-name="ro2">
          <table:table-cell office:value-type="string" calcext:value-type="string">
            <text:p>Quake_2004_100_4</text:p>
          </table:table-cell>
          <table:table-cell office:value-type="float" office:value="143.51" calcext:value-type="float">
            <text:p>143,51</text:p>
          </table:table-cell>
          <table:table-cell office:value-type="float" office:value="1795.653" calcext:value-type="float">
            <text:p>1795,653</text:p>
          </table:table-cell>
          <table:table-cell office:value-type="float" office:value="133.722" calcext:value-type="float">
            <text:p>133,722</text:p>
          </table:table-cell>
          <table:table-cell office:value-type="float" office:value="184.68" calcext:value-type="float">
            <text:p>184,68</text:p>
          </table:table-cell>
          <table:table-cell office:value-type="float" office:value="132.41" calcext:value-type="float">
            <text:p>132,41</text:p>
          </table:table-cell>
        </table:table-row>
        <table:table-row table:style-name="ro2">
          <table:table-cell office:value-type="string" calcext:value-type="string">
            <text:p>Quake_2004_100_5</text:p>
          </table:table-cell>
          <table:table-cell office:value-type="float" office:value="136.895" calcext:value-type="float">
            <text:p>136,895</text:p>
          </table:table-cell>
          <table:table-cell office:value-type="float" office:value="154.695" calcext:value-type="float">
            <text:p>154,695</text:p>
          </table:table-cell>
          <table:table-cell office:value-type="float" office:value="125.487" calcext:value-type="float">
            <text:p>125,487</text:p>
          </table:table-cell>
          <table:table-cell office:value-type="float" office:value="132.13" calcext:value-type="float">
            <text:p>132,13</text:p>
          </table:table-cell>
          <table:table-cell office:value-type="float" office:value="123.34" calcext:value-type="float">
            <text:p>123,34</text:p>
          </table:table-cell>
        </table:table-row>
        <table:table-row table:style-name="ro2">
          <table:table-cell office:value-type="string" calcext:value-type="string">
            <text:p>Quake_2004_100_6</text:p>
          </table:table-cell>
          <table:table-cell office:value-type="float" office:value="158.71" calcext:value-type="float">
            <text:p>158,71</text:p>
          </table:table-cell>
          <table:table-cell office:value-type="float" office:value="1146.421" calcext:value-type="float">
            <text:p>1146,421</text:p>
          </table:table-cell>
          <table:table-cell office:value-type="float" office:value="149.829" calcext:value-type="float">
            <text:p>149,829</text:p>
          </table:table-cell>
          <table:table-cell office:value-type="float" office:value="155.12" calcext:value-type="float">
            <text:p>155,12</text:p>
          </table:table-cell>
          <table:table-cell office:value-type="float" office:value="149.808" calcext:value-type="float">
            <text:p>149,808</text:p>
          </table:table-cell>
        </table:table-row>
        <table:table-row table:style-name="ro2">
          <table:table-cell office:value-type="string" calcext:value-type="string">
            <text:p>Quake_2004_100_7</text:p>
          </table:table-cell>
          <table:table-cell office:value-type="float" office:value="161.51" calcext:value-type="float">
            <text:p>161,51</text:p>
          </table:table-cell>
          <table:table-cell office:value-type="float" office:value="1200.112" calcext:value-type="float">
            <text:p>1200,112</text:p>
          </table:table-cell>
          <table:table-cell office:value-type="float" office:value="152.1396" calcext:value-type="float">
            <text:p>152,1396</text:p>
          </table:table-cell>
          <table:table-cell office:value-type="float" office:value="151.01" calcext:value-type="float">
            <text:p>151,01</text:p>
          </table:table-cell>
          <table:table-cell office:value-type="float" office:value="144.16" calcext:value-type="float">
            <text:p>144,16</text:p>
          </table:table-cell>
        </table:table-row>
        <table:table-row table:style-name="ro2">
          <table:table-cell office:value-type="string" calcext:value-type="string">
            <text:p>Quake_2004_100_8</text:p>
          </table:table-cell>
          <table:table-cell office:value-type="float" office:value="151.33" calcext:value-type="float">
            <text:p>151,33</text:p>
          </table:table-cell>
          <table:table-cell office:value-type="float" office:value="267.81" calcext:value-type="float">
            <text:p>267,81</text:p>
          </table:table-cell>
          <table:table-cell office:value-type="float" office:value="143.369" calcext:value-type="float">
            <text:p>143,369</text:p>
          </table:table-cell>
          <table:table-cell office:value-type="float" office:value="141.52" calcext:value-type="float">
            <text:p>141,52</text:p>
          </table:table-cell>
          <table:table-cell office:value-type="float" office:value="139.99" calcext:value-type="float">
            <text:p>139,99</text:p>
          </table:table-cell>
        </table:table-row>
        <table:table-row table:style-name="ro2">
          <table:table-cell office:value-type="string" calcext:value-type="string">
            <text:p>Quake_2004_100_9</text:p>
          </table:table-cell>
          <table:table-cell office:value-type="float" office:value="150.26" calcext:value-type="float">
            <text:p>150,26</text:p>
          </table:table-cell>
          <table:table-cell office:value-type="float" office:value="148.955" calcext:value-type="float">
            <text:p>148,955</text:p>
          </table:table-cell>
          <table:table-cell office:value-type="float" office:value="142.28" calcext:value-type="float">
            <text:p>142,28</text:p>
          </table:table-cell>
          <table:table-cell office:value-type="float" office:value="152.7" calcext:value-type="float">
            <text:p>152,7</text:p>
          </table:table-cell>
          <table:table-cell office:value-type="float" office:value="135.202" calcext:value-type="float">
            <text:p>135,202</text:p>
          </table:table-cell>
        </table:table-row>
        <table:table-row table:style-name="ro2">
          <table:table-cell office:value-type="string" calcext:value-type="string">
            <text:p>Quake_2004_100_10</text:p>
          </table:table-cell>
          <table:table-cell office:value-type="float" office:value="221.34" calcext:value-type="float">
            <text:p>221,34</text:p>
          </table:table-cell>
          <table:table-cell office:value-type="float" office:value="181.41" calcext:value-type="float">
            <text:p>181,41</text:p>
          </table:table-cell>
          <table:table-cell office:value-type="float" office:value="181.508" calcext:value-type="float">
            <text:p>181,508</text:p>
          </table:table-cell>
          <table:table-cell office:value-type="float" office:value="196.74" calcext:value-type="float">
            <text:p>196,74</text:p>
          </table:table-cell>
          <table:table-cell office:value-type="float" office:value="116.46" calcext:value-type="float">
            <text:p>116,46</text:p>
          </table:table-cell>
        </table:table-row>
        <table:table-row table:style-name="ro2">
          <table:table-cell office:value-type="string" calcext:value-type="string">
            <text:p>DIVIDE(919)</text:p>
          </table:table-cell>
          <table:table-cell table:style-name="ce17" table:formula="of:=AVERAGE([.B44:.B53])" office:value-type="float" office:value="159.3885" calcext:value-type="float">
            <text:p>159,3885</text:p>
          </table:table-cell>
          <table:table-cell table:style-name="ce17" table:formula="of:=AVERAGE([.C44:.C53])" office:value-type="float" office:value="630.1901" calcext:value-type="float">
            <text:p>630,1901</text:p>
          </table:table-cell>
          <table:table-cell table:style-name="ce17" table:formula="of:=AVERAGE([.D44:.D53])" office:value-type="float" office:value="147.65496" calcext:value-type="float">
            <text:p>147,65496</text:p>
          </table:table-cell>
          <table:table-cell table:style-name="ce17" table:formula="of:=AVERAGE([.E44:.E53])" office:value-type="float" office:value="157.637" calcext:value-type="float">
            <text:p>157,637</text:p>
          </table:table-cell>
          <table:table-cell table:style-name="ce17" table:formula="of:=AVERAGE([.F44:.F53])" office:value-type="float" office:value="138.036" calcext:value-type="float">
            <text:p>138,036</text:p>
          </table:table-cell>
        </table:table-row>
        <table:table-row table:style-name="ro2">
          <table:table-cell/>
          <table:table-cell table:formula="of:=[.B54]/919" office:value-type="float" office:value="0.173436887921654" calcext:value-type="float">
            <text:p>0,173436887921654</text:p>
          </table:table-cell>
          <table:table-cell table:formula="of:=[.C54]/919" office:value-type="float" office:value="0.685734602829162" calcext:value-type="float">
            <text:p>0,685734602829162</text:p>
          </table:table-cell>
          <table:table-cell table:formula="of:=[.D54]/919" office:value-type="float" office:value="0.160669162132753" calcext:value-type="float">
            <text:p>0,160669162132753</text:p>
          </table:table-cell>
          <table:table-cell table:formula="of:=[.E54]/919" office:value-type="float" office:value="0.171531011969532" calcext:value-type="float">
            <text:p>0,171531011969532</text:p>
          </table:table-cell>
          <table:table-cell table:formula="of:=[.F54]/919" office:value-type="float" office:value="0.15020239390642" calcext:value-type="float">
            <text:p>0,15020239390642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500_1</text:p>
          </table:table-cell>
          <table:table-cell office:value-type="float" office:value="206.9" calcext:value-type="float">
            <text:p>206,9</text:p>
          </table:table-cell>
          <table:table-cell office:value-type="float" office:value="232.107" calcext:value-type="float">
            <text:p>232,107</text:p>
          </table:table-cell>
          <table:table-cell office:value-type="float" office:value="184.499" calcext:value-type="float">
            <text:p>184,49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</table:table-row>
        <table:table-row table:style-name="ro2">
          <table:table-cell office:value-type="string" calcext:value-type="string">
            <text:p>Quake_2004_500_2</text:p>
          </table:table-cell>
          <table:table-cell office:value-type="float" office:value="212.58" calcext:value-type="float">
            <text:p>212,58</text:p>
          </table:table-cell>
          <table:table-cell office:value-type="float" office:value="162.211" calcext:value-type="float">
            <text:p>162,211</text:p>
          </table:table-cell>
          <table:table-cell office:value-type="float" office:value="163.587" calcext:value-type="float">
            <text:p>163,587</text:p>
          </table:table-cell>
          <table:table-cell office:value-type="float" office:value="158.86" calcext:value-type="float">
            <text:p>158,86</text:p>
          </table:table-cell>
          <table:table-cell office:value-type="float" office:value="163.65" calcext:value-type="float">
            <text:p>163,65</text:p>
          </table:table-cell>
        </table:table-row>
        <table:table-row table:style-name="ro2">
          <table:table-cell office:value-type="string" calcext:value-type="string">
            <text:p>Quake_2004_500_3</text:p>
          </table:table-cell>
          <table:table-cell office:value-type="float" office:value="234.49" calcext:value-type="float">
            <text:p>234,49</text:p>
          </table:table-cell>
          <table:table-cell office:value-type="float" office:value="542.059" calcext:value-type="float">
            <text:p>542,059</text:p>
          </table:table-cell>
          <table:table-cell office:value-type="float" office:value="189.006" calcext:value-type="float">
            <text:p>189,006</text:p>
          </table:table-cell>
          <table:table-cell office:value-type="float" office:value="189.106" calcext:value-type="float">
            <text:p>189,106</text:p>
          </table:table-cell>
          <table:table-cell office:value-type="float" office:value="184.665" calcext:value-type="float">
            <text:p>184,665</text:p>
          </table:table-cell>
        </table:table-row>
        <table:table-row table:style-name="ro2">
          <table:table-cell office:value-type="string" calcext:value-type="string">
            <text:p>Quake_2004_500_4</text:p>
          </table:table-cell>
          <table:table-cell office:value-type="float" office:value="213.13" calcext:value-type="float">
            <text:p>213,13</text:p>
          </table:table-cell>
          <table:table-cell office:value-type="float" office:value="531.85" calcext:value-type="float">
            <text:p>531,85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67.104" calcext:value-type="float">
            <text:p>167,104</text:p>
          </table:table-cell>
          <table:table-cell office:value-type="float" office:value="167.524" calcext:value-type="float">
            <text:p>167,524</text:p>
          </table:table-cell>
        </table:table-row>
        <table:table-row table:style-name="ro2">
          <table:table-cell office:value-type="string" calcext:value-type="string">
            <text:p>Quake_2004_500_5</text:p>
          </table:table-cell>
          <table:table-cell office:value-type="float" office:value="183.56" calcext:value-type="float">
            <text:p>183,56</text:p>
          </table:table-cell>
          <table:table-cell office:value-type="float" office:value="2508.022" calcext:value-type="float">
            <text:p>2508,022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49.297" calcext:value-type="float">
            <text:p>149,297</text:p>
          </table:table-cell>
          <table:table-cell office:value-type="float" office:value="148.904" calcext:value-type="float">
            <text:p>148,904</text:p>
          </table:table-cell>
        </table:table-row>
        <table:table-row table:style-name="ro2">
          <table:table-cell office:value-type="string" calcext:value-type="string">
            <text:p>Quake_2004_500_6</text:p>
          </table:table-cell>
          <table:table-cell office:value-type="float" office:value="193.61" calcext:value-type="float">
            <text:p>193,61</text:p>
          </table:table-cell>
          <table:table-cell office:value-type="float" office:value="331.645" calcext:value-type="float">
            <text:p>331,645</text:p>
          </table:table-cell>
          <table:table-cell office:value-type="float" office:value="154.71" calcext:value-type="float">
            <text:p>154,71</text:p>
          </table:table-cell>
          <table:table-cell office:value-type="float" office:value="153.689" calcext:value-type="float">
            <text:p>153,689</text:p>
          </table:table-cell>
          <table:table-cell office:value-type="float" office:value="672.163" calcext:value-type="float">
            <text:p>672,163</text:p>
          </table:table-cell>
        </table:table-row>
        <table:table-row table:style-name="ro2">
          <table:table-cell office:value-type="string" calcext:value-type="string">
            <text:p>Quake_2004_500_7</text:p>
          </table:table-cell>
          <table:table-cell office:value-type="float" office:value="205.48" calcext:value-type="float">
            <text:p>205,48</text:p>
          </table:table-cell>
          <table:table-cell office:value-type="float" office:value="177.374" calcext:value-type="float">
            <text:p>177,374</text:p>
          </table:table-cell>
          <table:table-cell office:value-type="float" office:value="165.098" calcext:value-type="float">
            <text:p>165,098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04_500_8</text:p>
          </table:table-cell>
          <table:table-cell office:value-type="float" office:value="191.52" calcext:value-type="float">
            <text:p>191,52</text:p>
          </table:table-cell>
          <table:table-cell office:value-type="float" office:value="1118.705" calcext:value-type="float">
            <text:p>1118,705</text:p>
          </table:table-cell>
          <table:table-cell office:value-type="float" office:value="157.316" calcext:value-type="float">
            <text:p>157,316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04_500_9</text:p>
          </table:table-cell>
          <table:table-cell office:value-type="float" office:value="204.17" calcext:value-type="float">
            <text:p>204,17</text:p>
          </table:table-cell>
          <table:table-cell office:value-type="float" office:value="916.731" calcext:value-type="float">
            <text:p>916,731</text:p>
          </table:table-cell>
          <table:table-cell office:value-type="float" office:value="169.467" calcext:value-type="float">
            <text:p>169,46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04_500_10</text:p>
          </table:table-cell>
          <table:table-cell office:value-type="float" office:value="154.15" calcext:value-type="float">
            <text:p>154,15</text:p>
          </table:table-cell>
          <table:table-cell office:value-type="float" office:value="144.79" calcext:value-type="float">
            <text:p>144,79</text:p>
          </table:table-cell>
          <table:table-cell office:value-type="float" office:value="146.644" calcext:value-type="float">
            <text:p>146,6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DE(1024)</text:p>
          </table:table-cell>
          <table:table-cell table:style-name="ce17" table:formula="of:=AVERAGE([.B58:.B67])" office:value-type="float" office:value="199.959" calcext:value-type="float">
            <text:p>199,959</text:p>
          </table:table-cell>
          <table:table-cell table:style-name="ce17" table:formula="of:=AVERAGE([.C58:.C67])" office:value-type="float" office:value="666.5494" calcext:value-type="float">
            <text:p>666,5494</text:p>
          </table:table-cell>
          <table:table-cell table:style-name="ce17" table:formula="of:=AVERAGE([.D58:.D67])" office:value-type="float" office:value="162.6211" calcext:value-type="float">
            <text:p>162,6211</text:p>
          </table:table-cell>
          <table:table-cell table:style-name="ce17" table:formula="of:=AVERAGE([.E58:.E67])" office:value-type="float" office:value="163.6112" calcext:value-type="float">
            <text:p>163,6112</text:p>
          </table:table-cell>
          <table:table-cell table:style-name="ce17" table:formula="of:=AVERAGE([.F58:.F67])" office:value-type="float" office:value="267.3812" calcext:value-type="float">
            <text:p>267,3812</text:p>
          </table:table-cell>
        </table:table-row>
        <table:table-row table:style-name="ro2">
          <table:table-cell/>
          <table:table-cell table:formula="of:=[.B68]/1024" office:value-type="float" office:value="0.1952724609375" calcext:value-type="float">
            <text:p>0,1952724609375</text:p>
          </table:table-cell>
          <table:table-cell table:formula="of:=[.C68]/1024" office:value-type="float" office:value="0.6509271484375" calcext:value-type="float">
            <text:p>0,6509271484375</text:p>
          </table:table-cell>
          <table:table-cell table:formula="of:=[.D68]/1024" office:value-type="float" office:value="0.15880966796875" calcext:value-type="float">
            <text:p>0,15880966796875</text:p>
          </table:table-cell>
          <table:table-cell table:formula="of:=[.E68]/1024" office:value-type="float" office:value="0.1597765625" calcext:value-type="float">
            <text:p>0,1597765625</text:p>
          </table:table-cell>
          <table:table-cell table:formula="of:=[.F68]/1024" office:value-type="float" office:value="0.261114453125" calcext:value-type="float">
            <text:p>0,261114453125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ke2011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10_1</text:p>
          </table:table-cell>
          <table:table-cell office:value-type="float" office:value="351.75" calcext:value-type="float">
            <text:p>351,75</text:p>
          </table:table-cell>
          <table:table-cell office:value-type="float" office:value="380.813" calcext:value-type="float">
            <text:p>380,813</text:p>
          </table:table-cell>
          <table:table-cell office:value-type="float" office:value="336.347" calcext:value-type="float">
            <text:p>336,347</text:p>
          </table:table-cell>
          <table:table-cell office:value-type="float" office:value="340.48" calcext:value-type="float">
            <text:p>340,48</text:p>
          </table:table-cell>
          <table:table-cell office:value-type="float" office:value="366.304" calcext:value-type="float">
            <text:p>366,304</text:p>
          </table:table-cell>
        </table:table-row>
        <table:table-row table:style-name="ro2">
          <table:table-cell office:value-type="string" calcext:value-type="string">
            <text:p>Quake_2011_10_2</text:p>
          </table:table-cell>
          <table:table-cell office:value-type="float" office:value="244.42" calcext:value-type="float">
            <text:p>244,42</text:p>
          </table:table-cell>
          <table:table-cell office:value-type="float" office:value="269.697" calcext:value-type="float">
            <text:p>269,697</text:p>
          </table:table-cell>
          <table:table-cell office:value-type="float" office:value="214.888" calcext:value-type="float">
            <text:p>214,888</text:p>
          </table:table-cell>
          <table:table-cell office:value-type="float" office:value="206.19" calcext:value-type="float">
            <text:p>206,19</text:p>
          </table:table-cell>
          <table:table-cell office:value-type="float" office:value="248.316" calcext:value-type="float">
            <text:p>248,316</text:p>
          </table:table-cell>
        </table:table-row>
        <table:table-row table:style-name="ro2">
          <table:table-cell office:value-type="string" calcext:value-type="string">
            <text:p>Quake_2011_10_3</text:p>
          </table:table-cell>
          <table:table-cell office:value-type="float" office:value="267.58" calcext:value-type="float">
            <text:p>267,58</text:p>
          </table:table-cell>
          <table:table-cell office:value-type="float" office:value="279.686" calcext:value-type="float">
            <text:p>279,686</text:p>
          </table:table-cell>
          <table:table-cell office:value-type="float" office:value="245.438" calcext:value-type="float">
            <text:p>245,438</text:p>
          </table:table-cell>
          <table:table-cell office:value-type="float" office:value="251.647" calcext:value-type="float">
            <text:p>251,647</text:p>
          </table:table-cell>
          <table:table-cell office:value-type="float" office:value="501.523" calcext:value-type="float">
            <text:p>501,523</text:p>
          </table:table-cell>
        </table:table-row>
        <table:table-row table:style-name="ro2">
          <table:table-cell office:value-type="string" calcext:value-type="string">
            <text:p>Quake_2011_10_4</text:p>
          </table:table-cell>
          <table:table-cell office:value-type="float" office:value="313.45" calcext:value-type="float">
            <text:p>313,45</text:p>
          </table:table-cell>
          <table:table-cell office:value-type="float" office:value="307.273" calcext:value-type="float">
            <text:p>307,273</text:p>
          </table:table-cell>
          <table:table-cell office:value-type="float" office:value="306.054" calcext:value-type="float">
            <text:p>306,054</text:p>
          </table:table-cell>
          <table:table-cell office:value-type="float" office:value="305.38" calcext:value-type="float">
            <text:p>305,38</text:p>
          </table:table-cell>
          <table:table-cell office:value-type="float" office:value="310.017" calcext:value-type="float">
            <text:p>310,017</text:p>
          </table:table-cell>
        </table:table-row>
        <table:table-row table:style-name="ro2">
          <table:table-cell office:value-type="string" calcext:value-type="string">
            <text:p>Quake_2011_10_5</text:p>
          </table:table-cell>
          <table:table-cell office:value-type="float" office:value="387.95" calcext:value-type="float">
            <text:p>387,95</text:p>
          </table:table-cell>
          <table:table-cell office:value-type="float" office:value="485.686" calcext:value-type="float">
            <text:p>485,686</text:p>
          </table:table-cell>
          <table:table-cell office:value-type="float" office:value="348.595" calcext:value-type="float">
            <text:p>348,595</text:p>
          </table:table-cell>
          <table:table-cell office:value-type="float" office:value="328.271" calcext:value-type="float">
            <text:p>328,271</text:p>
          </table:table-cell>
          <table:table-cell office:value-type="float" office:value="359.755" calcext:value-type="float">
            <text:p>359,755</text:p>
          </table:table-cell>
        </table:table-row>
        <table:table-row table:style-name="ro2">
          <table:table-cell office:value-type="string" calcext:value-type="string">
            <text:p>Quake_2011_10_6</text:p>
          </table:table-cell>
          <table:table-cell office:value-type="float" office:value="313.74" calcext:value-type="float">
            <text:p>313,74</text:p>
          </table:table-cell>
          <table:table-cell office:value-type="float" office:value="692.75" calcext:value-type="float">
            <text:p>692,75</text:p>
          </table:table-cell>
          <table:table-cell office:value-type="float" office:value="250.016" calcext:value-type="float">
            <text:p>250,016</text:p>
          </table:table-cell>
          <table:table-cell office:value-type="float" office:value="233.19" calcext:value-type="float">
            <text:p>233,19</text:p>
          </table:table-cell>
          <table:table-cell office:value-type="float" office:value="246.681" calcext:value-type="float">
            <text:p>246,681</text:p>
          </table:table-cell>
        </table:table-row>
        <table:table-row table:style-name="ro2">
          <table:table-cell office:value-type="string" calcext:value-type="string">
            <text:p>Quake_2011_10_7</text:p>
          </table:table-cell>
          <table:table-cell office:value-type="float" office:value="328.001" calcext:value-type="float">
            <text:p>328,001</text:p>
          </table:table-cell>
          <table:table-cell office:value-type="float" office:value="792.793" calcext:value-type="float">
            <text:p>792,793</text:p>
          </table:table-cell>
          <table:table-cell office:value-type="float" office:value="336.741" calcext:value-type="float">
            <text:p>336,741</text:p>
          </table:table-cell>
          <table:table-cell office:value-type="float" office:value="229.966" calcext:value-type="float">
            <text:p>229,966</text:p>
          </table:table-cell>
          <table:table-cell office:value-type="float" office:value="948.219" calcext:value-type="float">
            <text:p>948,219</text:p>
          </table:table-cell>
        </table:table-row>
        <table:table-row table:style-name="ro2">
          <table:table-cell office:value-type="string" calcext:value-type="string">
            <text:p>Quake_2011_10_8</text:p>
          </table:table-cell>
          <table:table-cell office:value-type="float" office:value="425.25" calcext:value-type="float">
            <text:p>425,25</text:p>
          </table:table-cell>
          <table:table-cell office:value-type="float" office:value="784.656" calcext:value-type="float">
            <text:p>784,656</text:p>
          </table:table-cell>
          <table:table-cell office:value-type="float" office:value="334.155" calcext:value-type="float">
            <text:p>334,155</text:p>
          </table:table-cell>
          <table:table-cell office:value-type="float" office:value="296.87" calcext:value-type="float">
            <text:p>296,87</text:p>
          </table:table-cell>
          <table:table-cell office:value-type="float" office:value="663.948" calcext:value-type="float">
            <text:p>663,948</text:p>
          </table:table-cell>
        </table:table-row>
        <table:table-row table:style-name="ro2">
          <table:table-cell office:value-type="string" calcext:value-type="string">
            <text:p>Quake_2011_10_9</text:p>
          </table:table-cell>
          <table:table-cell office:value-type="float" office:value="368.78" calcext:value-type="float">
            <text:p>368,78</text:p>
          </table:table-cell>
          <table:table-cell office:value-type="float" office:value="367.616" calcext:value-type="float">
            <text:p>367,616</text:p>
          </table:table-cell>
          <table:table-cell office:value-type="float" office:value="329.476" calcext:value-type="float">
            <text:p>329,476</text:p>
          </table:table-cell>
          <table:table-cell office:value-type="float" office:value="328.611" calcext:value-type="float">
            <text:p>328,611</text:p>
          </table:table-cell>
          <table:table-cell office:value-type="float" office:value="492.947" calcext:value-type="float">
            <text:p>492,947</text:p>
          </table:table-cell>
        </table:table-row>
        <table:table-row table:style-name="ro2">
          <table:table-cell office:value-type="string" calcext:value-type="string">
            <text:p>Quake_2011_10_10</text:p>
          </table:table-cell>
          <table:table-cell office:value-type="float" office:value="431.86" calcext:value-type="float">
            <text:p>431,86</text:p>
          </table:table-cell>
          <table:table-cell office:value-type="float" office:value="922.729" calcext:value-type="float">
            <text:p>922,729</text:p>
          </table:table-cell>
          <table:table-cell office:value-type="float" office:value="423.37" calcext:value-type="float">
            <text:p>423,37</text:p>
          </table:table-cell>
          <table:table-cell office:value-type="float" office:value="411.09" calcext:value-type="float">
            <text:p>411,09</text:p>
          </table:table-cell>
          <table:table-cell office:value-type="float" office:value="483.9" calcext:value-type="float">
            <text:p>483,9</text:p>
          </table:table-cell>
        </table:table-row>
        <table:table-row table:style-name="ro2">
          <table:table-cell office:value-type="string" calcext:value-type="string">
            <text:p>DIVIDE(748)</text:p>
          </table:table-cell>
          <table:table-cell table:style-name="ce17" table:formula="of:=AVERAGE([.B2:.B11])" office:value-type="float" office:value="343.2781" calcext:value-type="float">
            <text:p>343,2781</text:p>
          </table:table-cell>
          <table:table-cell table:style-name="ce17" table:formula="of:=AVERAGE([.C2:.C11])" office:value-type="float" office:value="528.3699" calcext:value-type="float">
            <text:p>528,3699</text:p>
          </table:table-cell>
          <table:table-cell table:style-name="ce17" table:formula="of:=AVERAGE([.D2:.D11])" office:value-type="float" office:value="312.508" calcext:value-type="float">
            <text:p>312,508</text:p>
          </table:table-cell>
          <table:table-cell table:style-name="ce17" table:formula="of:=AVERAGE([.E2:.E11])" office:value-type="float" office:value="293.1695" calcext:value-type="float">
            <text:p>293,1695</text:p>
          </table:table-cell>
          <table:table-cell table:style-name="ce17" table:formula="of:=AVERAGE([.F2:.F11])" office:value-type="float" office:value="462.161" calcext:value-type="float">
            <text:p>462,161</text:p>
          </table:table-cell>
        </table:table-row>
        <table:table-row table:style-name="ro2">
          <table:table-cell/>
          <table:table-cell table:formula="of:=[.B12]/748" office:value-type="float" office:value="0.458927941176471" calcext:value-type="float">
            <text:p>0,458927941176471</text:p>
          </table:table-cell>
          <table:table-cell table:formula="of:=[.C12]/748" office:value-type="float" office:value="0.706376871657754" calcext:value-type="float">
            <text:p>0,706376871657754</text:p>
          </table:table-cell>
          <table:table-cell table:formula="of:=[.D12]/748" office:value-type="float" office:value="0.417791443850267" calcext:value-type="float">
            <text:p>0,417791443850267</text:p>
          </table:table-cell>
          <table:table-cell table:formula="of:=[.E12]/748" office:value-type="float" office:value="0.391937834224599" calcext:value-type="float">
            <text:p>0,391937834224599</text:p>
          </table:table-cell>
          <table:table-cell table:formula="of:=[.F12]/748" office:value-type="float" office:value="0.617862299465241" calcext:value-type="float">
            <text:p>0,617862299465241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25_1</text:p>
          </table:table-cell>
          <table:table-cell office:value-type="float" office:value="393.6" calcext:value-type="float">
            <text:p>393,6</text:p>
          </table:table-cell>
          <table:table-cell office:value-type="float" office:value="520.044" calcext:value-type="float">
            <text:p>520,044</text:p>
          </table:table-cell>
          <table:table-cell office:value-type="float" office:value="387.303" calcext:value-type="float">
            <text:p>387,303</text:p>
          </table:table-cell>
          <table:table-cell office:value-type="float" office:value="379.77" calcext:value-type="float">
            <text:p>379,77</text:p>
          </table:table-cell>
          <table:table-cell office:value-type="float" office:value="372.671" calcext:value-type="float">
            <text:p>372,671</text:p>
          </table:table-cell>
        </table:table-row>
        <table:table-row table:style-name="ro2">
          <table:table-cell office:value-type="string" calcext:value-type="string">
            <text:p>Quake_2011_25_2</text:p>
          </table:table-cell>
          <table:table-cell office:value-type="float" office:value="324.3" calcext:value-type="float">
            <text:p>324,3</text:p>
          </table:table-cell>
          <table:table-cell office:value-type="float" office:value="1521.99" calcext:value-type="float">
            <text:p>1521,99</text:p>
          </table:table-cell>
          <table:table-cell office:value-type="float" office:value="331.111" calcext:value-type="float">
            <text:p>331,111</text:p>
          </table:table-cell>
          <table:table-cell office:value-type="float" office:value="369.44" calcext:value-type="float">
            <text:p>369,44</text:p>
          </table:table-cell>
          <table:table-cell office:value-type="float" office:value="372.671" calcext:value-type="float">
            <text:p>372,671</text:p>
          </table:table-cell>
        </table:table-row>
        <table:table-row table:style-name="ro2">
          <table:table-cell office:value-type="string" calcext:value-type="string">
            <text:p>Quake_2011_25_3</text:p>
          </table:table-cell>
          <table:table-cell office:value-type="float" office:value="660.198" calcext:value-type="float">
            <text:p>660,198</text:p>
          </table:table-cell>
          <table:table-cell office:value-type="float" office:value="749.16" calcext:value-type="float">
            <text:p>749,16</text:p>
          </table:table-cell>
          <table:table-cell office:value-type="float" office:value="516.97" calcext:value-type="float">
            <text:p>516,97</text:p>
          </table:table-cell>
          <table:table-cell office:value-type="float" office:value="507.701" calcext:value-type="float">
            <text:p>507,701</text:p>
          </table:table-cell>
          <table:table-cell office:value-type="float" office:value="882.648" calcext:value-type="float">
            <text:p>882,648</text:p>
          </table:table-cell>
        </table:table-row>
        <table:table-row table:style-name="ro2">
          <table:table-cell office:value-type="string" calcext:value-type="string">
            <text:p>Quake_2011_25_4</text:p>
          </table:table-cell>
          <table:table-cell office:value-type="float" office:value="360.19" calcext:value-type="float">
            <text:p>360,19</text:p>
          </table:table-cell>
          <table:table-cell office:value-type="float" office:value="1584.491" calcext:value-type="float">
            <text:p>1584,491</text:p>
          </table:table-cell>
          <table:table-cell office:value-type="float" office:value="326.199" calcext:value-type="float">
            <text:p>326,199</text:p>
          </table:table-cell>
          <table:table-cell office:value-type="float" office:value="360.76" calcext:value-type="float">
            <text:p>360,76</text:p>
          </table:table-cell>
          <table:table-cell office:value-type="float" office:value="394.165" calcext:value-type="float">
            <text:p>394,165</text:p>
          </table:table-cell>
        </table:table-row>
        <table:table-row table:style-name="ro2">
          <table:table-cell office:value-type="string" calcext:value-type="string">
            <text:p>Quake_2011_25_5</text:p>
          </table:table-cell>
          <table:table-cell office:value-type="float" office:value="334.12" calcext:value-type="float">
            <text:p>334,12</text:p>
          </table:table-cell>
          <table:table-cell office:value-type="float" office:value="383.029" calcext:value-type="float">
            <text:p>383,029</text:p>
          </table:table-cell>
          <table:table-cell office:value-type="float" office:value="330.448" calcext:value-type="float">
            <text:p>330,448</text:p>
          </table:table-cell>
          <table:table-cell office:value-type="float" office:value="282.52" calcext:value-type="float">
            <text:p>282,52</text:p>
          </table:table-cell>
          <table:table-cell office:value-type="float" office:value="311.48" calcext:value-type="float">
            <text:p>311,48</text:p>
          </table:table-cell>
        </table:table-row>
        <table:table-row table:style-name="ro2">
          <table:table-cell office:value-type="string" calcext:value-type="string">
            <text:p>Quake_2011_25_6</text:p>
          </table:table-cell>
          <table:table-cell office:value-type="float" office:value="376.96" calcext:value-type="float">
            <text:p>376,96</text:p>
          </table:table-cell>
          <table:table-cell office:value-type="float" office:value="381.202" calcext:value-type="float">
            <text:p>381,202</text:p>
          </table:table-cell>
          <table:table-cell office:value-type="float" office:value="393.884" calcext:value-type="float">
            <text:p>393,884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25_7</text:p>
          </table:table-cell>
          <table:table-cell office:value-type="float" office:value="299.099" calcext:value-type="float">
            <text:p>299,099</text:p>
          </table:table-cell>
          <table:table-cell office:value-type="float" office:value="580.945" calcext:value-type="float">
            <text:p>580,945</text:p>
          </table:table-cell>
          <table:table-cell office:value-type="float" office:value="231.604" calcext:value-type="float">
            <text:p>231,604</text:p>
          </table:table-cell>
          <table:table-cell office:value-type="float" office:value="257.19" calcext:value-type="float">
            <text:p>257,19</text:p>
          </table:table-cell>
          <table:table-cell office:value-type="float" office:value="1398.855" calcext:value-type="float">
            <text:p>1398,855</text:p>
          </table:table-cell>
        </table:table-row>
        <table:table-row table:style-name="ro2">
          <table:table-cell office:value-type="string" calcext:value-type="string">
            <text:p>Quake_2011_25_8</text:p>
          </table:table-cell>
          <table:table-cell office:value-type="float" office:value="307.091" calcext:value-type="float">
            <text:p>307,091</text:p>
          </table:table-cell>
          <table:table-cell office:value-type="float" office:value="1494.222" calcext:value-type="float">
            <text:p>1494,222</text:p>
          </table:table-cell>
          <table:table-cell office:value-type="float" office:value="299.748" calcext:value-type="float">
            <text:p>299,748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25_9</text:p>
          </table:table-cell>
          <table:table-cell office:value-type="float" office:value="297.72" calcext:value-type="float">
            <text:p>297,72</text:p>
          </table:table-cell>
          <table:table-cell office:value-type="float" office:value="297.827" calcext:value-type="float">
            <text:p>297,827</text:p>
          </table:table-cell>
          <table:table-cell office:value-type="float" office:value="283.439" calcext:value-type="float">
            <text:p>283,439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25_10</text:p>
          </table:table-cell>
          <table:table-cell office:value-type="float" office:value="326.46" calcext:value-type="float">
            <text:p>326,46</text:p>
          </table:table-cell>
          <table:table-cell office:value-type="float" office:value="1429.611" calcext:value-type="float">
            <text:p>1429,611</text:p>
          </table:table-cell>
          <table:table-cell office:value-type="float" office:value="306.096" calcext:value-type="float">
            <text:p>306,096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IVIDE(853)</text:p>
          </table:table-cell>
          <table:table-cell table:style-name="ce17" table:formula="of:=AVERAGE([.B16:.B25])" office:value-type="float" office:value="367.9738" calcext:value-type="float">
            <text:p>367,9738</text:p>
          </table:table-cell>
          <table:table-cell table:style-name="ce17" table:formula="of:=AVERAGE([.C16:.C25])" office:value-type="float" office:value="894.2521" calcext:value-type="float">
            <text:p>894,2521</text:p>
          </table:table-cell>
          <table:table-cell table:style-name="ce17" table:formula="of:=AVERAGE([.D16:.D25])" office:value-type="float" office:value="340.6802" calcext:value-type="float">
            <text:p>340,6802</text:p>
          </table:table-cell>
          <table:table-cell table:style-name="ce17" table:formula="of:=AVERAGE([.E16:.E25])" office:value-type="float" office:value="359.5635" calcext:value-type="float">
            <text:p>359,5635</text:p>
          </table:table-cell>
          <table:table-cell table:style-name="ce17" table:formula="of:=AVERAGE([.F16:.F25])" office:value-type="float" office:value="622.081666666667" calcext:value-type="float">
            <text:p>622,081666666667</text:p>
          </table:table-cell>
        </table:table-row>
        <table:table-row table:style-name="ro2">
          <table:table-cell/>
          <table:table-cell table:formula="of:=[.B26]/853" office:value-type="float" office:value="0.431387807737397" calcext:value-type="float">
            <text:p>0,431387807737397</text:p>
          </table:table-cell>
          <table:table-cell table:formula="of:=[.C26]/853" office:value-type="float" office:value="1.0483611957796" calcext:value-type="float">
            <text:p>1,0483611957796</text:p>
          </table:table-cell>
          <table:table-cell table:formula="of:=[.D26]/853" office:value-type="float" office:value="0.39939062133646" calcext:value-type="float">
            <text:p>0,39939062133646</text:p>
          </table:table-cell>
          <table:table-cell table:formula="of:=[.E26]/853" office:value-type="float" office:value="0.421528135990621" calcext:value-type="float">
            <text:p>0,421528135990621</text:p>
          </table:table-cell>
          <table:table-cell table:formula="of:=[.F26]/853" office:value-type="float" office:value="0.729286830793279" calcext:value-type="float">
            <text:p>0,72928683079327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50_1</text:p>
          </table:table-cell>
          <table:table-cell office:value-type="float" office:value="406.71" calcext:value-type="float">
            <text:p>406,71</text:p>
          </table:table-cell>
          <table:table-cell office:value-type="float" office:value="1211.921" calcext:value-type="float">
            <text:p>1211,921</text:p>
          </table:table-cell>
          <table:table-cell office:value-type="float" office:value="388.271" calcext:value-type="float">
            <text:p>388,27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_2</text:p>
          </table:table-cell>
          <table:table-cell office:value-type="float" office:value="488.63" calcext:value-type="float">
            <text:p>488,63</text:p>
          </table:table-cell>
          <table:table-cell office:value-type="float" office:value="388.336" calcext:value-type="float">
            <text:p>388,336</text:p>
          </table:table-cell>
          <table:table-cell office:value-type="float" office:value="386.598" calcext:value-type="float">
            <text:p>386,5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3</text:p>
          </table:table-cell>
          <table:table-cell office:value-type="float" office:value="491.59" calcext:value-type="float">
            <text:p>491,59</text:p>
          </table:table-cell>
          <table:table-cell office:value-type="float" office:value="2709.201" calcext:value-type="float">
            <text:p>2709,201</text:p>
          </table:table-cell>
          <table:table-cell office:value-type="float" office:value="387.104" calcext:value-type="float">
            <text:p>387,1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4</text:p>
          </table:table-cell>
          <table:table-cell office:value-type="float" office:value="519.72" calcext:value-type="float">
            <text:p>519,72</text:p>
          </table:table-cell>
          <table:table-cell office:value-type="float" office:value="1294.482" calcext:value-type="float">
            <text:p>1294,482</text:p>
          </table:table-cell>
          <table:table-cell office:value-type="float" office:value="433.121" calcext:value-type="float">
            <text:p>433,1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5</text:p>
          </table:table-cell>
          <table:table-cell office:value-type="float" office:value="422.2" calcext:value-type="float">
            <text:p>422,2</text:p>
          </table:table-cell>
          <table:table-cell office:value-type="float" office:value="1186.681" calcext:value-type="float">
            <text:p>1186,681</text:p>
          </table:table-cell>
          <table:table-cell office:value-type="float" office:value="424.015" calcext:value-type="float">
            <text:p>424,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6</text:p>
          </table:table-cell>
          <table:table-cell office:value-type="float" office:value="276.802" calcext:value-type="float">
            <text:p>276,802</text:p>
          </table:table-cell>
          <table:table-cell office:value-type="float" office:value="292.105" calcext:value-type="float">
            <text:p>292,105</text:p>
          </table:table-cell>
          <table:table-cell office:value-type="float" office:value="218.67" calcext:value-type="float">
            <text:p>218,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7</text:p>
          </table:table-cell>
          <table:table-cell office:value-type="float" office:value="352.48" calcext:value-type="float">
            <text:p>352,48</text:p>
          </table:table-cell>
          <table:table-cell office:value-type="float" office:value="316.865" calcext:value-type="float">
            <text:p>316,865</text:p>
          </table:table-cell>
          <table:table-cell office:value-type="float" office:value="299.415" calcext:value-type="float">
            <text:p>299,4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8</text:p>
          </table:table-cell>
          <table:table-cell office:value-type="float" office:value="351.6" calcext:value-type="float">
            <text:p>351,6</text:p>
          </table:table-cell>
          <table:table-cell office:value-type="float" office:value="1581.639" calcext:value-type="float">
            <text:p>1581,639</text:p>
          </table:table-cell>
          <table:table-cell office:value-type="float" office:value="284.007" calcext:value-type="float">
            <text:p>284,0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9</text:p>
          </table:table-cell>
          <table:table-cell office:value-type="float" office:value="621.42" calcext:value-type="float">
            <text:p>621,42</text:p>
          </table:table-cell>
          <table:table-cell office:value-type="float" office:value="586.549" calcext:value-type="float">
            <text:p>586,549</text:p>
          </table:table-cell>
          <table:table-cell office:value-type="float" office:value="594.451" calcext:value-type="float">
            <text:p>594,4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10</text:p>
          </table:table-cell>
          <table:table-cell office:value-type="float" office:value="385.26" calcext:value-type="float">
            <text:p>385,26</text:p>
          </table:table-cell>
          <table:table-cell office:value-type="float" office:value="1449.049" calcext:value-type="float">
            <text:p>1449,049</text:p>
          </table:table-cell>
          <table:table-cell office:value-type="float" office:value="367.221" calcext:value-type="float">
            <text:p>367,2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DE(1003)</text:p>
          </table:table-cell>
          <table:table-cell table:style-name="ce17" table:formula="of:=AVERAGE([.B30:.B39])" office:value-type="float" office:value="431.6412" calcext:value-type="float">
            <text:p>431,6412</text:p>
          </table:table-cell>
          <table:table-cell table:style-name="ce17" table:formula="of:=AVERAGE([.C30:.C39])" office:value-type="float" office:value="1101.6828" calcext:value-type="float">
            <text:p>1101,6828</text:p>
          </table:table-cell>
          <table:table-cell table:style-name="ce17" table:formula="of:=AVERAGE([.D30:.D39])" office:value-type="float" office:value="378.2873" calcext:value-type="float">
            <text:p>378,2873</text:p>
          </table:table-cell>
          <table:table-cell table:style-name="ce17" table:formula="of:=AVERAGE([.E30:.E39])" office:value-type="string" office:string-value="" calcext:value-type="error">
            <text:p>#DIV/0!</text:p>
          </table:table-cell>
          <table:table-cell table:style-name="ce17" table:formula="of:=AVERAGE([.F30:.F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40]/1003" office:value-type="float" office:value="0.430350149551346" calcext:value-type="float">
            <text:p>0,430350149551346</text:p>
          </table:table-cell>
          <table:table-cell table:formula="of:=[.C40]/1003" office:value-type="float" office:value="1.09838763708873" calcext:value-type="float">
            <text:p>1,09838763708873</text:p>
          </table:table-cell>
          <table:table-cell table:formula="of:=[.D40]/1003" office:value-type="float" office:value="0.377155832502493" calcext:value-type="float">
            <text:p>0,377155832502493</text:p>
          </table:table-cell>
          <table:table-cell table:formula="of:=[.E40]/1003" office:value-type="string" office:string-value="" calcext:value-type="error">
            <text:p>#DIV/0!</text:p>
          </table:table-cell>
          <table:table-cell table:formula="of:=[.F40]/1003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100_1</text:p>
          </table:table-cell>
          <table:table-cell office:value-type="float" office:value="447.25" calcext:value-type="float">
            <text:p>447,25</text:p>
          </table:table-cell>
          <table:table-cell office:value-type="float" office:value="439.42" calcext:value-type="float">
            <text:p>439,42</text:p>
          </table:table-cell>
          <table:table-cell office:value-type="float" office:value="433.266" calcext:value-type="float">
            <text:p>433,2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2</text:p>
          </table:table-cell>
          <table:table-cell office:value-type="float" office:value="428.49" calcext:value-type="float">
            <text:p>428,49</text:p>
          </table:table-cell>
          <table:table-cell office:value-type="float" office:value="908.032" calcext:value-type="float">
            <text:p>908,032</text:p>
          </table:table-cell>
          <table:table-cell office:value-type="float" office:value="366.384" calcext:value-type="float">
            <text:p>366,3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3</text:p>
          </table:table-cell>
          <table:table-cell office:value-type="float" office:value="651.703" calcext:value-type="float">
            <text:p>651,703</text:p>
          </table:table-cell>
          <table:table-cell office:value-type="float" office:value="624.951" calcext:value-type="float">
            <text:p>624,951</text:p>
          </table:table-cell>
          <table:table-cell office:value-type="float" office:value="617.227" calcext:value-type="float">
            <text:p>617,2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4</text:p>
          </table:table-cell>
          <table:table-cell office:value-type="float" office:value="561.77" calcext:value-type="float">
            <text:p>561,77</text:p>
          </table:table-cell>
          <table:table-cell office:value-type="float" office:value="2232.098" calcext:value-type="float">
            <text:p>2232,098</text:p>
          </table:table-cell>
          <table:table-cell office:value-type="float" office:value="512.306" calcext:value-type="float">
            <text:p>512,3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5</text:p>
          </table:table-cell>
          <table:table-cell office:value-type="float" office:value="582.26" calcext:value-type="float">
            <text:p>582,26</text:p>
          </table:table-cell>
          <table:table-cell office:value-type="float" office:value="4776.374" calcext:value-type="float">
            <text:p>4776,374</text:p>
          </table:table-cell>
          <table:table-cell office:value-type="float" office:value="533.515" calcext:value-type="float">
            <text:p>533,5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6</text:p>
          </table:table-cell>
          <table:table-cell office:value-type="float" office:value="780.25" calcext:value-type="float">
            <text:p>780,25</text:p>
          </table:table-cell>
          <table:table-cell office:value-type="float" office:value="700.393" calcext:value-type="float">
            <text:p>700,393</text:p>
          </table:table-cell>
          <table:table-cell office:value-type="float" office:value="733.029" calcext:value-type="float">
            <text:p>733,0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7</text:p>
          </table:table-cell>
          <table:table-cell office:value-type="float" office:value="453.34" calcext:value-type="float">
            <text:p>453,34</text:p>
          </table:table-cell>
          <table:table-cell office:value-type="float" office:value="457.001" calcext:value-type="float">
            <text:p>457,001</text:p>
          </table:table-cell>
          <table:table-cell office:value-type="float" office:value="395.676" calcext:value-type="float">
            <text:p>395,6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8</text:p>
          </table:table-cell>
          <table:table-cell office:value-type="float" office:value="306.12" calcext:value-type="float">
            <text:p>306,12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291.818" calcext:value-type="float">
            <text:p>291,8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9</text:p>
          </table:table-cell>
          <table:table-cell office:value-type="float" office:value="476.82" calcext:value-type="float">
            <text:p>476,82</text:p>
          </table:table-cell>
          <table:table-cell office:value-type="float" office:value="448.276" calcext:value-type="float">
            <text:p>448,276</text:p>
          </table:table-cell>
          <table:table-cell office:value-type="float" office:value="429.362" calcext:value-type="float">
            <text:p>429,3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10</text:p>
          </table:table-cell>
          <table:table-cell office:value-type="float" office:value="411.61" calcext:value-type="float">
            <text:p>411,61</text:p>
          </table:table-cell>
          <table:table-cell office:value-type="float" office:value="584.379" calcext:value-type="float">
            <text:p>584,379</text:p>
          </table:table-cell>
          <table:table-cell office:value-type="float" office:value="397.003" calcext:value-type="float">
            <text:p>397,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DE(1250)</text:p>
          </table:table-cell>
          <table:table-cell table:style-name="ce17" table:formula="of:=AVERAGE([.B44:.B53])" office:value-type="float" office:value="509.9613" calcext:value-type="float">
            <text:p>509,9613</text:p>
          </table:table-cell>
          <table:table-cell table:style-name="ce17" table:formula="of:=AVERAGE([.C44:.C53])" office:value-type="float" office:value="1147.0959" calcext:value-type="float">
            <text:p>1147,0959</text:p>
          </table:table-cell>
          <table:table-cell table:style-name="ce17" table:formula="of:=AVERAGE([.D44:.D53])" office:value-type="float" office:value="470.9586" calcext:value-type="float">
            <text:p>470,9586</text:p>
          </table:table-cell>
          <table:table-cell table:style-name="ce17" table:formula="of:=AVERAGE([.E44:.E53])" office:value-type="string" office:string-value="" calcext:value-type="error">
            <text:p>#DIV/0!</text:p>
          </table:table-cell>
          <table:table-cell table:style-name="ce17" table:formula="of:=AVERAGE([.F44:.F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54]/1250" office:value-type="float" office:value="0.40796904" calcext:value-type="float">
            <text:p>0,40796904</text:p>
          </table:table-cell>
          <table:table-cell table:formula="of:=[.C54]/1250" office:value-type="float" office:value="0.91767672" calcext:value-type="float">
            <text:p>0,91767672</text:p>
          </table:table-cell>
          <table:table-cell table:formula="of:=[.D54]/1250" office:value-type="float" office:value="0.37676688" calcext:value-type="float">
            <text:p>0,37676688</text:p>
          </table:table-cell>
          <table:table-cell table:formula="of:=[.E54]/1250" office:value-type="string" office:string-value="" calcext:value-type="error">
            <text:p>#DIV/0!</text:p>
          </table:table-cell>
          <table:table-cell table:formula="of:=[.F54]/125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500_1</text:p>
          </table:table-cell>
          <table:table-cell office:value-type="float" office:value="486.87" calcext:value-type="float">
            <text:p>486,87</text:p>
          </table:table-cell>
          <table:table-cell office:value-type="float" office:value="2246.355" calcext:value-type="float">
            <text:p>2246,355</text:p>
          </table:table-cell>
          <table:table-cell office:value-type="float" office:value="482.636" calcext:value-type="float">
            <text:p>482,6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2</text:p>
          </table:table-cell>
          <table:table-cell office:value-type="float" office:value="461.69" calcext:value-type="float">
            <text:p>461,69</text:p>
          </table:table-cell>
          <table:table-cell office:value-type="float" office:value="3189.696" calcext:value-type="float">
            <text:p>3189,696</text:p>
          </table:table-cell>
          <table:table-cell office:value-type="float" office:value="450.769" calcext:value-type="float">
            <text:p>450,7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3</text:p>
          </table:table-cell>
          <table:table-cell office:value-type="float" office:value="380.83" calcext:value-type="float">
            <text:p>380,83</text:p>
          </table:table-cell>
          <table:table-cell office:value-type="float" office:value="392.389" calcext:value-type="float">
            <text:p>392,389</text:p>
          </table:table-cell>
          <table:table-cell office:value-type="float" office:value="371.064" calcext:value-type="float">
            <text:p>371,0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4</text:p>
          </table:table-cell>
          <table:table-cell office:value-type="float" office:value="569.57" calcext:value-type="float">
            <text:p>569,57</text:p>
          </table:table-cell>
          <table:table-cell office:value-type="float" office:value="869.01" calcext:value-type="float">
            <text:p>869,01</text:p>
          </table:table-cell>
          <table:table-cell office:value-type="float" office:value="563.363" calcext:value-type="float">
            <text:p>563,3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5</text:p>
          </table:table-cell>
          <table:table-cell office:value-type="float" office:value="428.99" calcext:value-type="float">
            <text:p>428,99</text:p>
          </table:table-cell>
          <table:table-cell office:value-type="float" office:value="3247.702" calcext:value-type="float">
            <text:p>3247,702</text:p>
          </table:table-cell>
          <table:table-cell office:value-type="float" office:value="437.836" calcext:value-type="float">
            <text:p>437,8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6</text:p>
          </table:table-cell>
          <table:table-cell office:value-type="float" office:value="644.52" calcext:value-type="float">
            <text:p>644,52</text:p>
          </table:table-cell>
          <table:table-cell office:value-type="float" office:value="1697.764" calcext:value-type="float">
            <text:p>1697,764</text:p>
          </table:table-cell>
          <table:table-cell office:value-type="float" office:value="622.87" calcext:value-type="float">
            <text:p>622,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7</text:p>
          </table:table-cell>
          <table:table-cell office:value-type="float" office:value="523.86" calcext:value-type="float">
            <text:p>523,86</text:p>
          </table:table-cell>
          <table:table-cell office:value-type="float" office:value="1909.287" calcext:value-type="float">
            <text:p>1909,287</text:p>
          </table:table-cell>
          <table:table-cell office:value-type="float" office:value="521.869" calcext:value-type="float">
            <text:p>521,8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8</text:p>
          </table:table-cell>
          <table:table-cell office:value-type="float" office:value="496.399" calcext:value-type="float">
            <text:p>496,399</text:p>
          </table:table-cell>
          <table:table-cell office:value-type="float" office:value="619.657" calcext:value-type="float">
            <text:p>619,657</text:p>
          </table:table-cell>
          <table:table-cell office:value-type="float" office:value="467.793" calcext:value-type="float">
            <text:p>467,7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9</text:p>
          </table:table-cell>
          <table:table-cell office:value-type="float" office:value="479.291" calcext:value-type="float">
            <text:p>479,291</text:p>
          </table:table-cell>
          <table:table-cell office:value-type="float" office:value="9163.256" calcext:value-type="float">
            <text:p>9163,256</text:p>
          </table:table-cell>
          <table:table-cell office:value-type="float" office:value="475.733" calcext:value-type="float">
            <text:p>475,7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10</text:p>
          </table:table-cell>
          <table:table-cell office:value-type="float" office:value="473.32" calcext:value-type="float">
            <text:p>473,32</text:p>
          </table:table-cell>
          <table:table-cell office:value-type="float" office:value="1297.749" calcext:value-type="float">
            <text:p>1297,749</text:p>
          </table:table-cell>
          <table:table-cell office:value-type="float" office:value="417.676" calcext:value-type="float">
            <text:p>417,6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DE(1302)</text:p>
          </table:table-cell>
          <table:table-cell table:style-name="ce17" table:formula="of:=AVERAGE([.B58:.B67])" office:value-type="float" office:value="494.534" calcext:value-type="float">
            <text:p>494,534</text:p>
          </table:table-cell>
          <table:table-cell table:style-name="ce17" table:formula="of:=AVERAGE([.C58:.C67])" office:value-type="float" office:value="2463.2865" calcext:value-type="float">
            <text:p>2463,2865</text:p>
          </table:table-cell>
          <table:table-cell table:style-name="ce17" table:formula="of:=AVERAGE([.D58:.D67])" office:value-type="float" office:value="481.1609" calcext:value-type="float">
            <text:p>481,1609</text:p>
          </table:table-cell>
          <table:table-cell table:style-name="ce17" table:formula="of:=AVERAGE([.E58:.E67])" office:value-type="string" office:string-value="" calcext:value-type="error">
            <text:p>#DIV/0!</text:p>
          </table:table-cell>
          <table:table-cell table:style-name="ce17" table:formula="of:=AVERAGE([.F58:.F6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68]/1302" office:value-type="float" office:value="0.379826420890937" calcext:value-type="float">
            <text:p>0,379826420890937</text:p>
          </table:table-cell>
          <table:table-cell table:formula="of:=[.C68]/1302" office:value-type="float" office:value="1.89192511520737" calcext:value-type="float">
            <text:p>1,89192511520737</text:p>
          </table:table-cell>
          <table:table-cell table:formula="of:=[.D68]/1302" office:value-type="float" office:value="0.369555222734255" calcext:value-type="float">
            <text:p>0,369555222734255</text:p>
          </table:table-cell>
          <table:table-cell table:formula="of:=[.E68]/1302" office:value-type="string" office:string-value="" calcext:value-type="error">
            <text:p>#DIV/0!</text:p>
          </table:table-cell>
          <table:table-cell table:formula="of:=[.F68]/1302" office:value-type="string" office:string-value="" calcext:value-type="error">
            <text:p>#DIV/0!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/00/0000</text:date>, <text:time style:data-style-name="N2" text:time-value="14:07:02.798863255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10:22:01.143039943</meta:creation-date>
    <dc:date>2025-05-13T21:23:58.691831123</dc:date>
    <meta:editing-duration>P1DT10H49M41S</meta:editing-duration>
    <meta:editing-cycles>242</meta:editing-cycles>
    <meta:generator>LibreOffice/24.2.7.2$Linux_X86_64 LibreOffice_project/420$Build-2</meta:generator>
    <meta:document-statistic meta:table-count="5" meta:cell-count="162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94cm" svg:y="3.442cm" style:legend-expansion="high" chart:style-name="ch2"/>
        <chart:plot-area chart:style-name="ch3" table:cell-range-address="quake_2004.K71:quake_2004.O76" chart:data-source-has-labels="both" svg:x="0.32cm" svg:y="0.18cm" svg:width="13.254cm" svg:height="8.64cm">
          <chart:coordinate-region svg:x="1.058cm" svg:y="0.382cm" svg:width="12.218cm" svg:height="7.785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